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352ac12"/>
    </style:style>
    <style:style style:name="P2" style:family="paragraph" style:parent-style-name="Standard">
      <style:text-properties fo:color="#000000" officeooo:rsid="001447a3" officeooo:paragraph-rsid="063fe414" fo:background-color="#ffff00"/>
    </style:style>
    <style:style style:name="P3" style:family="paragraph" style:parent-style-name="Standard">
      <style:text-properties fo:color="#000000" officeooo:paragraph-rsid="069483e1"/>
    </style:style>
    <style:style style:name="P4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01447a3" officeooo:paragraph-rsid="0601df5b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01447a3" officeooo:paragraph-rsid="0644ca97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01447a3" officeooo:paragraph-rsid="0634d60e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66674f9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69c1ea3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01447a3" officeooo:paragraph-rsid="068e0ef8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68b3c76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01447a3" officeooo:paragraph-rsid="068f3954" style:font-name-asian="arial" style:font-size-asian="9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01447a3" officeooo:paragraph-rsid="06903637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5fcfb81" officeooo:paragraph-rsid="06903637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690fe70" officeooo:paragraph-rsid="0690fe70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color="#000000" officeooo:rsid="001447a3" officeooo:paragraph-rsid="00155c34"/>
    </style:style>
    <style:style style:name="P17" style:family="paragraph" style:parent-style-name="Preformatted_20_Text">
      <style:text-properties fo:color="#000000" officeooo:rsid="001447a3" officeooo:paragraph-rsid="01835de1"/>
    </style:style>
    <style:style style:name="P18" style:family="paragraph" style:parent-style-name="Preformatted_20_Text">
      <style:text-properties fo:color="#000000" officeooo:rsid="001447a3" officeooo:paragraph-rsid="01d43ebc"/>
    </style:style>
    <style:style style:name="P19" style:family="paragraph" style:parent-style-name="Preformatted_20_Text">
      <style:text-properties fo:color="#000000" officeooo:rsid="001447a3" officeooo:paragraph-rsid="00423e0f"/>
    </style:style>
    <style:style style:name="P20" style:family="paragraph" style:parent-style-name="Preformatted_20_Text">
      <style:text-properties fo:color="#000000" officeooo:rsid="001447a3" officeooo:paragraph-rsid="00549b3a"/>
    </style:style>
    <style:style style:name="P21" style:family="paragraph" style:parent-style-name="Preformatted_20_Text">
      <style:text-properties fo:color="#000000" officeooo:rsid="001447a3" officeooo:paragraph-rsid="00566f22"/>
    </style:style>
    <style:style style:name="P22" style:family="paragraph" style:parent-style-name="Preformatted_20_Text">
      <style:text-properties fo:color="#000000" officeooo:rsid="001447a3" officeooo:paragraph-rsid="036c7f0f"/>
    </style:style>
    <style:style style:name="P23" style:family="paragraph" style:parent-style-name="Preformatted_20_Text">
      <style:text-properties fo:color="#000000" officeooo:rsid="001447a3" officeooo:paragraph-rsid="046ba193"/>
    </style:style>
    <style:style style:name="P24" style:family="paragraph" style:parent-style-name="Preformatted_20_Text">
      <style:text-properties fo:color="#000000" officeooo:rsid="001447a3" officeooo:paragraph-rsid="03948af0"/>
    </style:style>
    <style:style style:name="P25" style:family="paragraph" style:parent-style-name="Preformatted_20_Text">
      <style:text-properties fo:color="#000000" officeooo:rsid="001447a3" officeooo:paragraph-rsid="05d013fa"/>
    </style:style>
    <style:style style:name="P26" style:family="paragraph" style:parent-style-name="Preformatted_20_Text">
      <style:text-properties fo:color="#000000" officeooo:rsid="001447a3" officeooo:paragraph-rsid="05ec9c27"/>
    </style:style>
    <style:style style:name="P27" style:family="paragraph" style:parent-style-name="Preformatted_20_Text">
      <style:text-properties fo:color="#000000" officeooo:rsid="001447a3" officeooo:paragraph-rsid="063a228a"/>
    </style:style>
    <style:style style:name="P28" style:family="paragraph" style:parent-style-name="Preformatted_20_Text">
      <style:text-properties fo:color="#000000" officeooo:rsid="001447a3" officeooo:paragraph-rsid="06448351"/>
    </style:style>
    <style:style style:name="P29" style:family="paragraph" style:parent-style-name="Preformatted_20_Text">
      <style:text-properties fo:color="#000000" officeooo:rsid="001447a3" officeooo:paragraph-rsid="064addc9"/>
    </style:style>
    <style:style style:name="P30" style:family="paragraph" style:parent-style-name="Preformatted_20_Text">
      <style:text-properties fo:color="#000000" officeooo:rsid="001447a3" officeooo:paragraph-rsid="06616034"/>
    </style:style>
    <style:style style:name="P31" style:family="paragraph" style:parent-style-name="Preformatted_20_Text">
      <style:text-properties fo:color="#000000" officeooo:rsid="001447a3" officeooo:paragraph-rsid="067abd96"/>
    </style:style>
    <style:style style:name="P32" style:family="paragraph" style:parent-style-name="Preformatted_20_Text">
      <style:text-properties fo:color="#000000" officeooo:rsid="001447a3" officeooo:paragraph-rsid="068a3122"/>
    </style:style>
    <style:style style:name="P33" style:family="paragraph" style:parent-style-name="Preformatted_20_Text">
      <style:text-properties fo:color="#000000" officeooo:rsid="001447a3" officeooo:paragraph-rsid="068b3c76"/>
    </style:style>
    <style:style style:name="P34" style:family="paragraph" style:parent-style-name="Preformatted_20_Text">
      <style:text-properties fo:color="#000000" officeooo:rsid="001447a3" officeooo:paragraph-rsid="068c6744"/>
    </style:style>
    <style:style style:name="P35" style:family="paragraph" style:parent-style-name="Preformatted_20_Text">
      <style:text-properties fo:color="#000000" officeooo:rsid="001447a3" officeooo:paragraph-rsid="068e0ef8"/>
    </style:style>
    <style:style style:name="P36" style:family="paragraph" style:parent-style-name="Preformatted_20_Text">
      <style:text-properties fo:color="#000000" officeooo:rsid="001447a3" officeooo:paragraph-rsid="068f3954"/>
    </style:style>
    <style:style style:name="P37" style:family="paragraph" style:parent-style-name="Preformatted_20_Text">
      <style:text-properties fo:color="#000000" officeooo:rsid="001447a3" officeooo:paragraph-rsid="06903637"/>
    </style:style>
    <style:style style:name="P38" style:family="paragraph" style:parent-style-name="Preformatted_20_Text">
      <style:text-properties fo:color="#000000" officeooo:rsid="001447a3" officeooo:paragraph-rsid="0690fe70"/>
    </style:style>
    <style:style style:name="P39" style:family="paragraph" style:parent-style-name="Preformatted_20_Text">
      <style:text-properties fo:color="#000000" officeooo:rsid="001447a3" officeooo:paragraph-rsid="06936210"/>
    </style:style>
    <style:style style:name="P40" style:family="paragraph" style:parent-style-name="Preformatted_20_Text">
      <style:text-properties fo:color="#000000" officeooo:rsid="001447a3" officeooo:paragraph-rsid="069483e1"/>
    </style:style>
    <style:style style:name="P41" style:family="paragraph" style:parent-style-name="Preformatted_20_Text">
      <style:text-properties fo:color="#000000" officeooo:rsid="001447a3" officeooo:paragraph-rsid="063fe414"/>
    </style:style>
    <style:style style:name="P42" style:family="paragraph" style:parent-style-name="Preformatted_20_Text">
      <style:text-properties fo:color="#000000" officeooo:rsid="001447a3" officeooo:paragraph-rsid="069a497d"/>
    </style:style>
    <style:style style:name="P43" style:family="paragraph" style:parent-style-name="Preformatted_20_Text">
      <style:text-properties fo:color="#000000" officeooo:rsid="001447a3" officeooo:paragraph-rsid="069c1ea3"/>
    </style:style>
    <style:style style:name="P44" style:family="paragraph" style:parent-style-name="Preformatted_20_Text">
      <style:text-properties fo:color="#000000" officeooo:rsid="001447a3" officeooo:paragraph-rsid="06a336a4"/>
    </style:style>
    <style:style style:name="P45" style:family="paragraph" style:parent-style-name="Preformatted_20_Text">
      <style:text-properties fo:color="#000000" officeooo:rsid="001447a3" officeooo:paragraph-rsid="06a5c455"/>
    </style:style>
    <style:style style:name="P46" style:family="paragraph" style:parent-style-name="Standard">
      <style:text-properties fo:color="#000000" officeooo:rsid="001447a3" officeooo:paragraph-rsid="06af393c"/>
    </style:style>
    <style:style style:name="P47" style:family="paragraph" style:parent-style-name="Standard">
      <style:text-properties fo:color="#000000" officeooo:rsid="001447a3" officeooo:paragraph-rsid="06b5a3c2"/>
    </style:style>
    <style:style style:name="P48" style:family="paragraph" style:parent-style-name="Preformatted_20_Text">
      <style:text-properties fo:color="#000000" officeooo:rsid="001447a3" officeooo:paragraph-rsid="06af393c"/>
    </style:style>
    <style:style style:name="P49" style:family="paragraph" style:parent-style-name="Preformatted_20_Text">
      <style:text-properties fo:color="#000000" officeooo:rsid="001447a3" officeooo:paragraph-rsid="06b10e6d"/>
    </style:style>
    <style:style style:name="P50" style:family="paragraph" style:parent-style-name="Preformatted_20_Text">
      <style:text-properties fo:color="#000000" officeooo:rsid="001447a3" officeooo:paragraph-rsid="06b162dc"/>
    </style:style>
    <style:style style:name="P51" style:family="paragraph" style:parent-style-name="Preformatted_20_Text">
      <style:text-properties fo:color="#000000" officeooo:rsid="001447a3" officeooo:paragraph-rsid="069a497d"/>
    </style:style>
    <style:style style:name="P52" style:family="paragraph" style:parent-style-name="Preformatted_20_Text">
      <style:text-properties fo:color="#000000" officeooo:rsid="001447a3" officeooo:paragraph-rsid="06b474d9"/>
    </style:style>
    <style:style style:name="P53" style:family="paragraph" style:parent-style-name="Preformatted_20_Text">
      <style:text-properties fo:color="#000000" officeooo:rsid="001447a3" officeooo:paragraph-rsid="0641c5d4"/>
    </style:style>
    <style:style style:name="P54" style:family="paragraph" style:parent-style-name="Preformatted_20_Text">
      <style:text-properties fo:color="#000000" officeooo:rsid="001447a3" officeooo:paragraph-rsid="06b50c5e"/>
    </style:style>
    <style:style style:name="P55" style:family="paragraph" style:parent-style-name="Preformatted_20_Text">
      <style:text-properties fo:color="#000000" officeooo:rsid="001447a3" officeooo:paragraph-rsid="063a228a"/>
    </style:style>
    <style:style style:name="P56" style:family="paragraph" style:parent-style-name="Preformatted_20_Text">
      <style:text-properties fo:color="#000000" officeooo:rsid="001447a3" officeooo:paragraph-rsid="06b5a3c2"/>
    </style:style>
    <style:style style:name="P57" style:family="paragraph" style:parent-style-name="Preformatted_20_Text">
      <style:text-properties fo:font-variant="normal" fo:text-transform="none" fo:color="#000000" fo:letter-spacing="normal" officeooo:rsid="001447a3" officeooo:paragraph-rsid="068c6744" style:font-name-asian="arial" style:font-size-asian="9pt" style:font-style-asian="normal" style:font-weight-asian="normal"/>
    </style:style>
    <style:style style:name="P58" style:family="paragraph" style:parent-style-name="Preformatted_20_Text">
      <style:text-properties fo:font-variant="normal" fo:text-transform="none" fo:color="#000000" fo:letter-spacing="normal" officeooo:rsid="001447a3" officeooo:paragraph-rsid="06af393c" style:font-name-asian="arial" style:font-size-asian="9pt" style:font-style-asian="normal" style:font-weight-asian="normal"/>
    </style:style>
    <style:style style:name="P59" style:family="paragraph" style:parent-style-name="Preformatted_20_Text">
      <style:text-properties fo:font-variant="normal" fo:text-transform="none" fo:color="#000000" fo:letter-spacing="normal" officeooo:rsid="001447a3" officeooo:paragraph-rsid="06b50c5e" style:font-name-asian="arial" style:font-size-asian="9pt" style:font-style-asian="normal" style:font-weight-asian="normal"/>
    </style:style>
    <style:style style:name="P60" style:family="paragraph" style:parent-style-name="Preformatted_20_Text">
      <style:text-properties fo:font-variant="normal" fo:text-transform="none" fo:color="#000000" fo:letter-spacing="normal" officeooo:rsid="001447a3" officeooo:paragraph-rsid="068e0ef8" style:font-name-asian="arial" style:font-size-asian="9pt" style:font-style-asian="normal" style:font-weight-asian="normal"/>
    </style:style>
    <style:style style:name="P61" style:family="paragraph" style:parent-style-name="Preformatted_20_Text">
      <style:text-properties fo:font-variant="normal" fo:text-transform="none" fo:color="#000000" fo:letter-spacing="normal" officeooo:rsid="001447a3" officeooo:paragraph-rsid="06b5a3c2" style:font-name-asian="arial" style:font-size-asian="9pt" style:font-style-asian="normal" style:font-weight-asian="normal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5fcfb81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63780ef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63dc848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641c5d4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68b3c76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68c6744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68e0ef8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6903637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690fe70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69483e1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officeooo:rsid="069a497d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letter-spacing="normal" officeooo:rsid="069c1ea3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6af393c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letter-spacing="normal" officeooo:rsid="06b162dc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letter-spacing="normal" officeooo:rsid="06b367da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letter-spacing="normal" officeooo:rsid="069ac574" style:font-name-asian="arial" style:font-size-asian="9pt" style:font-style-asian="normal" style:font-weight-asian="normal"/>
    </style:style>
    <style:style style:name="T19" style:family="text">
      <style:text-properties fo:font-variant="normal" fo:text-transform="none" fo:letter-spacing="normal" officeooo:rsid="06b5a3c2" style:font-name-asian="arial" style:font-size-asian="9pt" style:font-style-asian="normal" style:font-weight-asian="normal"/>
    </style:style>
    <style:style style:name="T20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21" style:family="text">
      <style:text-properties fo:font-variant="normal" fo:text-transform="none" fo:color="#800000" fo:letter-spacing="normal" officeooo:rsid="06b474d9" style:font-name-asian="arial" style:font-size-asian="9pt" style:font-style-asian="normal" style:font-weight-asian="normal"/>
    </style:style>
    <style:style style:name="T22" style:family="text">
      <style:text-properties fo:background-color="#ffff00" loext:char-shading-value="0"/>
    </style:style>
    <style:style style:name="T23" style:family="text">
      <style:text-properties officeooo:rsid="001447a3" fo:background-color="#ffff00" loext:char-shading-value="0"/>
    </style:style>
    <style:style style:name="T24" style:family="text">
      <style:text-properties officeooo:rsid="064addc9" fo:background-color="#ffff00" loext:char-shading-value="0"/>
    </style:style>
    <style:style style:name="T25" style:family="text">
      <style:text-properties fo:color="#800000"/>
    </style:style>
    <style:style style:name="T26" style:family="text">
      <style:text-properties fo:color="#800000" officeooo:rsid="00566f22"/>
    </style:style>
    <style:style style:name="T27" style:family="text">
      <style:text-properties fo:color="#800000" officeooo:rsid="00529df8"/>
    </style:style>
    <style:style style:name="T28" style:family="text">
      <style:text-properties fo:color="#800000" officeooo:rsid="063e3919"/>
    </style:style>
    <style:style style:name="T29" style:family="text">
      <style:text-properties fo:color="#800000" officeooo:rsid="06448351"/>
    </style:style>
    <style:style style:name="T30" style:family="text">
      <style:text-properties fo:color="#800000" officeooo:rsid="0644ca97"/>
    </style:style>
    <style:style style:name="T31" style:family="text">
      <style:text-properties fo:color="#800000" officeooo:rsid="068f3954"/>
    </style:style>
    <style:style style:name="T32" style:family="text">
      <style:text-properties fo:color="#800000" officeooo:rsid="069c1ea3"/>
    </style:style>
    <style:style style:name="T33" style:family="text">
      <style:text-properties officeooo:rsid="063a228a"/>
    </style:style>
    <style:style style:name="T34" style:family="text">
      <style:text-properties officeooo:rsid="064addc9"/>
    </style:style>
    <style:style style:name="T35" style:family="text">
      <style:text-properties officeooo:rsid="068a3122"/>
    </style:style>
    <style:style style:name="T36" style:family="text">
      <style:text-properties officeooo:rsid="068b3c76"/>
    </style:style>
    <style:style style:name="T37" style:family="text">
      <style:text-properties officeooo:rsid="068e0ef8"/>
    </style:style>
    <style:style style:name="T38" style:family="text">
      <style:text-properties officeooo:rsid="06903637"/>
    </style:style>
    <style:style style:name="T39" style:family="text">
      <style:text-properties officeooo:rsid="069ac574"/>
    </style:style>
    <style:style style:name="T40" style:family="text">
      <style:text-properties officeooo:rsid="068c6744"/>
    </style:style>
    <style:style style:name="T41" style:family="text">
      <style:text-properties officeooo:rsid="063780ef"/>
    </style:style>
    <style:style style:name="T42" style:family="text">
      <style:text-properties officeooo:rsid="06b5a3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作者:李军滔</text:p>
      <text:p text:style-name="P16"/>
      <text:p text:style-name="P16">模块名:成本明细</text:p>
      <text:p text:style-name="P26"><text:tab/>导航下拉名_1:成本明细管理</text:p>
      <text:p text:style-name="P32"><text:tab/><text:tab/><text:bookmark-start text:name="__DdeLink__2774_1271131015"/><text:span text:style-name="T22">导航名_1:成本明细</text:span></text:p>
      <text:p text:style-name="P16"><text:tab/><text:tab/><text:tab/><text:span text:style-name="T25">功能名字_1:列表 <text:s/>功能类型:网格 (有网格)</text:span></text:p>
      <text:p text:style-name="P24"><text:span text:style-name="T25"><text:tab/><text:tab/><text:tab/><text:tab/></text:span>有一个隐藏id</text:p>
      <text:p text:style-name="P25"><text:tab/><text:tab/><text:tab/><text:tab/><text:bookmark-start text:name="__DdeLink__19628_1441382339"/>字段名称_1:<text:bookmark-end text:name="__DdeLink__19628_1441382339"/>时间</text:p>
      <text:p text:style-name="P16"><text:tab/><text:tab/><text:tab/><text:tab/>字段名称_<text:span text:style-name="T33">2</text:span>:<text:bookmark-start text:name="__DdeLink__19590_1441382339"/>部门<text:bookmark-end text:name="__DdeLink__19590_1441382339"/></text:p>
      <text:p text:style-name="P16"><text:tab/><text:tab/><text:tab/><text:tab/>字段名称_<text:span text:style-name="T33">3</text:span>:期初余额<text:bookmark-start text:name="__DdeLink__5225_165986005"/>合计<text:bookmark-end text:name="__DdeLink__5225_165986005"/></text:p>
      <text:p text:style-name="P44"><text:tab/><text:tab/><text:tab/><text:tab/>字段名称_<text:span text:style-name="T33">4</text:span>:营业成本合计</text:p>
      <text:p text:style-name="P44"><text:tab/><text:tab/><text:tab/><text:tab/>字段名称_<text:span text:style-name="T33">5</text:span>:<text:bookmark-start text:name="__DdeLink__3872_36895372"/>劳务<text:bookmark-end text:name="__DdeLink__3872_36895372"/>成本合计</text:p>
      <text:p text:style-name="P44"><text:tab/><text:tab/><text:tab/><text:tab/>字段名称_<text:span text:style-name="T33">6</text:span>:应交税金合计<text:tab/></text:p>
      <text:p text:style-name="P32"><text:tab/><text:tab/><text:tab/><text:tab/>字段名称_<text:span text:style-name="T35">7</text:span>:公司介入合计</text:p>
      <text:p text:style-name="P44"><text:tab/><text:tab/><text:tab/><text:tab/>字段名称_<text:span text:style-name="T35">8</text:span>:实收资本合计</text:p>
      <text:p text:style-name="P32"><text:tab/><text:tab/><text:tab/><text:tab/>字段名称_<text:span text:style-name="T35">9</text:span>:公司借出合计</text:p>
      <text:p text:style-name="P45"><text:tab/><text:tab/><text:tab/><text:tab/>字段名称_<text:span text:style-name="T33">10</text:span>:主营业务收入合计</text:p>
      <text:p text:style-name="P45"><text:tab/><text:tab/><text:tab/><text:tab/>字段名称_<text:span text:style-name="T35">11</text:span>:预估应收账款合计</text:p>
      <text:p text:style-name="P45"><text:tab/><text:tab/><text:tab/><text:tab/>字段名称_<text:span text:style-name="T35">12</text:span>:实际资金缺口合计</text:p>
      <text:p text:style-name="P45"><text:tab/><text:tab/><text:tab/><text:tab/>字段名称_<text:span text:style-name="T35">13</text:span>:按时回款预估金额合计</text:p>
      <text:p text:style-name="P17"/>
      <text:p text:style-name="P17"/>
      <text:p text:style-name="P16"><text:tab/><text:tab/><text:tab/><text:span text:style-name="T25">功能名称_2:添加 功能类型:添加</text:span><text:bookmark-start text:name="__DdeLink__14141_1441382339"/></text:p>
      <text:p text:style-name="P27"><text:span text:style-name="T2"><text:tab/><text:tab/><text:tab/><text:tab/></text:span><text:bookmark-start text:name="__DdeLink__2728_1271131015"/><text:bookmark-start text:name="__DdeLink__3777_36895372"/><text:bookmark-start text:name="__DdeLink__3773_36895372"/><text:span text:style-name="T2">字段名称_1:</text:span><text:span text:style-name="T7">日期</text:span><text:span text:style-name="T2"> <text:s/><text:tab/>标签类型:</text:span><text:span text:style-name="T5">时间框（年月日）</text:span><text:bookmark-start text:name="__DdeLink__2714_1271131015"/><text:span text:style-name="T2"> <text:s text:c="3"/>必填</text:span><text:bookmark-end text:name="__DdeLink__2714_1271131015"/></text:p>
      <text:p text:style-name="P53"><text:span text:style-name="T2">　　　　　　　　　字段名称_</text:span><text:span text:style-name="T6">2</text:span><text:span text:style-name="T2">:部门 <text:s/><text:tab/>标签类型:</text:span><text:span text:style-name="T6">文本框</text:span><text:bookmark-start text:name="__DdeLink__2714_12711310154"/><text:span text:style-name="T2"> <text:s text:c="3"/>必填</text:span><text:bookmark-end text:name="__DdeLink__2714_12711310154"/><text:bookmark-end text:name="__DdeLink__3777_36895372"/><text:bookmark-end text:name="__DdeLink__3773_36895372"/></text:p>
      <text:p text:style-name="P54"><text:span text:style-name="T2"><text:tab/><text:tab/><text:tab/><text:tab/>字段名称_</text:span><text:span text:style-name="T7">3</text:span><text:span text:style-name="T2">:</text:span><text:bookmark-start text:name="__DdeLink__19590_144138233911"/><text:span text:style-name="T2">期初</text:span><text:bookmark-end text:name="__DdeLink__19590_144138233911"/><text:span text:style-name="T2">余额名　值:</text:span><text:span text:style-name="T4">（</text:span><text:bookmark-start text:name="__DdeLink__19590_1441382339111"/><text:span text:style-name="T2">期初</text:span><text:bookmark-end text:name="__DdeLink__19590_1441382339111"/><text:span text:style-name="T2">余额</text:span><text:span text:style-name="T4">）</text:span><text:span text:style-name="T2"> <text:s text:c="3"/>必填</text:span></text:p>
      <text:p text:style-name="P30"><text:span text:style-name="T2"><text:tab/><text:tab/><text:tab/><text:tab/></text:span><text:bookmark-start text:name="__DdeLink__1296_109865521"/><text:span text:style-name="T2">字段名称_</text:span><text:span text:style-name="T19">4</text:span><text:span text:style-name="T2">:</text:span><text:bookmark-start text:name="__DdeLink__19590_14413823391"/><text:span text:style-name="T2">期初</text:span><text:bookmark-end text:name="__DdeLink__19590_14413823391"/><text:span text:style-name="T2">余额合计　标签类型:</text:span><text:span text:style-name="T4">数字框</text:span><text:span text:style-name="T2"> <text:s text:c="3"/>必填</text:span><text:bookmark-end text:name="__DdeLink__1296_109865521"/></text:p>
      <text:p text:style-name="P27"><text:tab/><text:tab/><text:tab/><text:tab/>字段名称_<text:span text:style-name="T42">5</text:span>:<text:bookmark-start text:name="__DdeLink__19594_1441382339"/>期初<text:bookmark-end text:name="__DdeLink__19594_1441382339"/>余额<text:span text:style-name="T36">10日</text:span><text:tab/> 标签类型:数字框<text:span text:style-name="T2"> <text:s text:c="3"/>必填</text:span></text:p>
      <text:p text:style-name="P33"><text:span text:style-name="T2"><text:tab/><text:tab/><text:tab/><text:tab/>字段名称_</text:span><text:span text:style-name="T19">6</text:span><text:span text:style-name="T2">:</text:span><text:bookmark-start text:name="__DdeLink__19594_14413823392"/><text:span text:style-name="T2">期初</text:span><text:bookmark-end text:name="__DdeLink__19594_14413823392"/><text:span text:style-name="T2">余额</text:span><text:span text:style-name="T7">15日</text:span><text:span text:style-name="T2"><text:tab/> 标签类型:数字框 <text:s text:c="3"/>必填（只读）</text:span></text:p>
      <text:p text:style-name="P48"><text:span text:style-name="T2"><text:tab/><text:tab/><text:tab/><text:tab/>字段名称_</text:span><text:span text:style-name="T19">7</text:span><text:span text:style-name="T2">:</text:span><text:bookmark-start text:name="__DdeLink__19594_14413823393"/><text:span text:style-name="T2">期初</text:span><text:bookmark-end text:name="__DdeLink__19594_14413823393"/><text:span text:style-name="T2">余额</text:span><text:span text:style-name="T7">20日</text:span><text:span text:style-name="T2"><text:tab/> 标签类型:数字框 <text:s text:c="3"/>必填（只读）</text:span></text:p>
      <text:p text:style-name="P48"><text:span text:style-name="T2"><text:tab/><text:tab/><text:tab/><text:tab/>字段名称_</text:span><text:span text:style-name="T19">8</text:span><text:span text:style-name="T2">:</text:span><text:bookmark-start text:name="__DdeLink__19594_14413823394"/><text:span text:style-name="T2">期初</text:span><text:bookmark-end text:name="__DdeLink__19594_14413823394"/><text:span text:style-name="T2">余额</text:span><text:span text:style-name="T7">30日</text:span><text:span text:style-name="T2"><text:tab/> 标签类型:数字框 <text:s text:c="3"/>必填（只读）</text:span></text:p>
      <text:p text:style-name="P57"/>
      <text:p text:style-name="P59"><text:tab/><text:tab/><text:tab/><text:tab/>字段名称_<text:span text:style-name="T42">9</text:span>:<text:span text:style-name="T40">营业成本</text:span>名　值:<text:span text:style-name="T41">（营业成本）</text:span> <text:s text:c="3"/>必填</text:p>
      <text:p text:style-name="P46"><text:span text:style-name="T2"><text:tab/><text:tab/><text:tab/><text:tab/>字段名称_</text:span><text:span text:style-name="T19">10</text:span><text:span text:style-name="T2">:</text:span><text:span text:style-name="T8">营业</text:span><text:span text:style-name="T15">成本</text:span><text:span text:style-name="T2">合计　标签类型:</text:span><text:span text:style-name="T4">数字框</text:span><text:span text:style-name="T2"> <text:s text:c="3"/>必填<text:tab/>（只读）</text:span></text:p>
      <text:p text:style-name="P48"><text:tab/><text:tab/><text:tab/><text:tab/>字段名称_<text:span text:style-name="T42">11</text:span>:<text:span text:style-name="T8">营业</text:span><text:span text:style-name="T15">成本</text:span><text:span text:style-name="T36">10日</text:span><text:tab/> 标签类型:数字框<text:span text:style-name="T2"> <text:s text:c="3"/>必填　（只读）</text:span></text:p>
      <text:p text:style-name="P48"><text:span text:style-name="T2"><text:tab/><text:tab/><text:tab/><text:tab/>字段名称_</text:span><text:span text:style-name="T9">1</text:span><text:span text:style-name="T19">2</text:span><text:span text:style-name="T2">:</text:span><text:span text:style-name="T8">营业</text:span><text:span text:style-name="T15">成本</text:span><text:span text:style-name="T7">15日</text:span><text:span text:style-name="T2"><text:tab/> 标签类型:数字框 <text:s text:c="3"/>必填（只读）</text:span></text:p>
      <text:p text:style-name="P48"><text:span text:style-name="T2"><text:tab/><text:tab/><text:tab/><text:tab/>字段名称_</text:span><text:span text:style-name="T9">1</text:span><text:span text:style-name="T19">3</text:span><text:span text:style-name="T2">:</text:span><text:span text:style-name="T8">营业</text:span><text:span text:style-name="T15">成本</text:span><text:span text:style-name="T7">20日</text:span><text:span text:style-name="T2"><text:tab/> 标签类型:数字框 <text:s text:c="3"/>必填（只读）</text:span></text:p>
      <text:p text:style-name="P58"><text:tab/><text:tab/><text:tab/><text:tab/>字段名称_<text:span text:style-name="T37">14</text:span>:<text:span text:style-name="T40">营业成本30日</text:span><text:tab/> 标签类型:数字框 <text:s text:c="3"/>必填（只读）</text:p>
      <text:p text:style-name="P57"/>
      <text:p text:style-name="P59"><text:tab/><text:tab/><text:tab/><text:tab/>字段名称_<text:span text:style-name="T42">15</text:span>:<text:span text:style-name="T40">劳务成本</text:span>名　值:<text:span text:style-name="T41">（劳务成本）</text:span> <text:s text:c="3"/>必填</text:p>
      <text:p text:style-name="P48"><text:span text:style-name="T2"><text:tab/><text:tab/><text:tab/><text:tab/>字段名称_</text:span><text:span text:style-name="T19">16</text:span><text:span text:style-name="T2">:</text:span><text:span text:style-name="T8">劳务成本</text:span><text:span text:style-name="T2">合计　标签类型:</text:span><text:span text:style-name="T4">数字框</text:span><text:span text:style-name="T2"> <text:s text:c="3"/>必填<text:tab/>（只读）</text:span></text:p>
      <text:p text:style-name="P48"><text:tab/><text:tab/><text:tab/><text:tab/>字段名称_<text:span text:style-name="T42">17</text:span>:<text:span text:style-name="T8">劳务成本</text:span><text:span text:style-name="T36">10日</text:span><text:tab/> 标签类型:数字框<text:span text:style-name="T2"> <text:s text:c="3"/>必填　（只读）</text:span></text:p>
      <text:p text:style-name="P48"><text:span text:style-name="T2"><text:tab/><text:tab/><text:tab/><text:tab/>字段名称_</text:span><text:span text:style-name="T9">1</text:span><text:span text:style-name="T19">8</text:span><text:span text:style-name="T2">:</text:span><text:span text:style-name="T8">劳务成本</text:span><text:span text:style-name="T7">15日</text:span><text:span text:style-name="T2"><text:tab/> 标签类型:数字框 <text:s text:c="3"/>必填（只读）</text:span></text:p>
      <text:p text:style-name="P48"><text:span text:style-name="T2"><text:tab/><text:tab/><text:tab/><text:tab/>字段名称_</text:span><text:span text:style-name="T9">1</text:span><text:span text:style-name="T19">9</text:span><text:span text:style-name="T2">:</text:span><text:span text:style-name="T8">劳务成本</text:span><text:span text:style-name="T7">20日</text:span><text:span text:style-name="T2"><text:tab/> 标签类型:数字框 <text:s text:c="3"/>必填（只读）</text:span></text:p>
      <text:p text:style-name="P48"><text:span text:style-name="T2"><text:tab/><text:tab/><text:tab/><text:tab/>字段名称_</text:span><text:span text:style-name="T9">2</text:span><text:span text:style-name="T19">0</text:span><text:span text:style-name="T2">:</text:span><text:span text:style-name="T8">劳务成本</text:span><text:span text:style-name="T7">30日</text:span><text:span text:style-name="T2"><text:tab/> 标签类型:数字框 <text:s text:c="3"/>必填（只读）</text:span></text:p>
      <text:p text:style-name="P57"><text:tab/><text:tab/><text:tab/><text:tab/>（劳务成本明细，可能有多条，例如：）</text:p>
      <text:p text:style-name="P59"><text:tab/><text:tab/><text:tab/><text:tab/>字段名称_<text:span text:style-name="T42">21</text:span>:分类名如（<text:span text:style-name="T40">财务费</text:span>）　标签类型文本框 <text:s text:c="3"/>必填 （只读）</text:p>
      <text:p text:style-name="P48"><text:span text:style-name="T2"><text:tab/><text:tab/><text:tab/><text:tab/>字段名称_</text:span><text:span text:style-name="T19">22</text:span><text:span text:style-name="T2">:</text:span><text:span text:style-name="T8">财务费</text:span><text:span text:style-name="T2">合计　标签类型:</text:span><text:span text:style-name="T4">数字框</text:span><text:span text:style-name="T2"> <text:s text:c="3"/>必填　（只读）</text:span></text:p>
      <text:p text:style-name="P34"><text:tab/><text:tab/><text:tab/><text:tab/>字段名称_<text:span text:style-name="T42">23</text:span>:<text:span text:style-name="T8">财务费</text:span><text:span text:style-name="T36">10日</text:span><text:tab/> 标签类型:数字框<text:span text:style-name="T2"> <text:s text:c="3"/>必填</text:span></text:p>
      <text:p text:style-name="P34"><text:span text:style-name="T2"><text:tab/><text:tab/><text:tab/><text:tab/>字段名称_</text:span><text:span text:style-name="T19">24</text:span><text:span text:style-name="T2">:</text:span><text:span text:style-name="T8">财务费</text:span><text:span text:style-name="T7">15日</text:span><text:span text:style-name="T2"><text:tab/> 标签类型:数字框 <text:s text:c="3"/>必填</text:span></text:p>
      <text:p text:style-name="P34"><text:span text:style-name="T2"><text:tab/><text:tab/><text:tab/><text:tab/>字段名称_</text:span><text:span text:style-name="T19">25</text:span><text:span text:style-name="T2">:</text:span><text:span text:style-name="T8">财务费</text:span><text:span text:style-name="T7">20日</text:span><text:span text:style-name="T2"><text:tab/> 标签类型:数字框 <text:s text:c="3"/>必填</text:span></text:p>
      <text:p text:style-name="P34"><text:span text:style-name="T2"><text:tab/><text:tab/><text:tab/><text:tab/>字段名称_</text:span><text:span text:style-name="T19">26</text:span><text:span text:style-name="T2">:</text:span><text:span text:style-name="T8">财务费</text:span><text:span text:style-name="T7">30日</text:span><text:span text:style-name="T2"><text:tab/> 标签类型:数字框 <text:s text:c="3"/>必填</text:span></text:p>
      <text:p text:style-name="P27"><text:tab/><text:tab/><text:tab/><text:tab/></text:p>
      <text:p text:style-name="P54"><text:tab/><text:tab/><text:tab/><text:tab/><text:span text:style-name="T2">字段名称_</text:span><text:span text:style-name="T19">27</text:span><text:span text:style-name="T2">:应交税金名　值:</text:span><text:span text:style-name="T4">（</text:span><text:span text:style-name="T2">应交税金</text:span><text:span text:style-name="T4">）</text:span><text:span text:style-name="T2"> <text:s text:c="3"/>必填</text:span></text:p>
      <text:p text:style-name="P48"><text:tab/><text:tab/><text:tab/><text:tab/><text:span text:style-name="T2">字段名称_</text:span><text:span text:style-name="T19">2</text:span><text:span text:style-name="T9">8</text:span><text:span text:style-name="T2">:应交税金合计　标签类型:</text:span><text:span text:style-name="T4">数字框</text:span><text:span text:style-name="T2"> <text:s text:c="3"/>必填　（只读）</text:span></text:p>
      <text:p text:style-name="P34"><text:tab/><text:tab/><text:tab/><text:tab/>字段名称_<text:span text:style-name="T42">29</text:span>:<text:span text:style-name="T2">应交税金</text:span><text:span text:style-name="T36">10日　</text:span>标签类型:数字框<text:span text:style-name="T2"> <text:s text:c="3"/>必填　</text:span></text:p>
      <text:p text:style-name="P34"><text:span text:style-name="T2"><text:tab/><text:tab/><text:tab/><text:tab/>字段名称_</text:span><text:span text:style-name="T19">3</text:span><text:span text:style-name="T9">0</text:span><text:span text:style-name="T2">:应交税金</text:span><text:span text:style-name="T7">15日</text:span><text:span text:style-name="T2"><text:tab/> 标签类型:数字框 <text:s text:c="3"/>必填</text:span></text:p>
      <text:p text:style-name="P34"><text:soft-page-break/><text:span text:style-name="T2"><text:tab/><text:tab/><text:tab/><text:tab/>字段名称_</text:span><text:span text:style-name="T19">3</text:span><text:span text:style-name="T9">1</text:span><text:span text:style-name="T2">:应交税金</text:span><text:span text:style-name="T7">20日</text:span><text:span text:style-name="T2"><text:tab/> 标签类型:数字框 <text:s text:c="3"/>必填</text:span></text:p>
      <text:p text:style-name="P34"><text:span text:style-name="T2"><text:tab/><text:tab/><text:tab/><text:tab/>字段名称_</text:span><text:span text:style-name="T19">3</text:span><text:span text:style-name="T9">2</text:span><text:span text:style-name="T2">:应交税金</text:span><text:span text:style-name="T7">30日</text:span><text:span text:style-name="T2"><text:tab/> 标签类型:数字框 <text:s text:c="3"/>必填</text:span></text:p>
      <text:p text:style-name="P57"/>
      <text:p text:style-name="P59"><text:tab/><text:tab/><text:tab/><text:tab/>字段名称_<text:span text:style-name="T42">33</text:span>:公司借入名　值:<text:span text:style-name="T41">（</text:span>公司借入<text:span text:style-name="T41">）</text:span> <text:s text:c="3"/>必填</text:p>
      <text:p text:style-name="P48"><text:span text:style-name="T2"><text:tab/><text:tab/><text:tab/><text:tab/>字段名称_</text:span><text:span text:style-name="T19">34</text:span><text:span text:style-name="T2">:公司借入合计　标签类型:</text:span><text:span text:style-name="T4">数字框</text:span><text:span text:style-name="T2"> <text:s text:c="3"/>必填　（只读）</text:span></text:p>
      <text:p text:style-name="P48"><text:tab/><text:tab/><text:tab/><text:tab/>字段名称_<text:span text:style-name="T42">35</text:span>:<text:span text:style-name="T2">公司借入</text:span><text:span text:style-name="T36">10日　</text:span>标签类型:数字框<text:span text:style-name="T2"> <text:s text:c="3"/>必填　（只读）</text:span></text:p>
      <text:p text:style-name="P48"><text:span text:style-name="T2"><text:tab/><text:tab/><text:tab/><text:tab/>字段名称_</text:span><text:span text:style-name="T19">36</text:span><text:span text:style-name="T2">:公司借入</text:span><text:span text:style-name="T7">15日</text:span><text:span text:style-name="T2"><text:tab/> 标签类型:数字框 <text:s text:c="3"/>必填　（只读）</text:span></text:p>
      <text:p text:style-name="P48"><text:span text:style-name="T2"><text:tab/><text:tab/><text:tab/><text:tab/>字段名称_</text:span><text:span text:style-name="T19">37</text:span><text:span text:style-name="T2">:公司借入</text:span><text:span text:style-name="T7">20日</text:span><text:span text:style-name="T2"><text:tab/> 标签类型:数字框 <text:s text:c="3"/>必填　（只读）</text:span></text:p>
      <text:p text:style-name="P48"><text:span text:style-name="T2"><text:tab/><text:tab/><text:tab/><text:tab/>字段名称_</text:span><text:span text:style-name="T19">38</text:span><text:span text:style-name="T2">:公司借入</text:span><text:span text:style-name="T7">30日</text:span><text:span text:style-name="T2"><text:tab/> 标签类型:数字框 <text:s text:c="3"/>必填　（只读）</text:span></text:p>
      <text:p text:style-name="P61"><text:tab/><text:tab/><text:tab/><text:tab/>（公司借入明细，可能有多条，例如：）</text:p>
      <text:p text:style-name="P59"><text:tab/><text:tab/><text:tab/><text:tab/>字段名称_<text:span text:style-name="T42">39</text:span>:分类名 如（<text:span text:style-name="T40">股东借入</text:span>）　标签类型文本框 <text:s text:c="3"/>必填 （只读）</text:p>
      <text:p text:style-name="P48"><text:span text:style-name="T2"><text:tab/><text:tab/><text:tab/><text:tab/>字段名称_</text:span><text:span text:style-name="T19">40</text:span><text:span text:style-name="T2">:</text:span><text:span text:style-name="T8">股东借入</text:span><text:span text:style-name="T2">合计　标签类型:</text:span><text:span text:style-name="T4">数字框</text:span><text:span text:style-name="T2"> <text:s text:c="3"/>必填　（只读）</text:span></text:p>
      <text:p text:style-name="P34"><text:tab/><text:tab/><text:tab/><text:tab/>字段名称_<text:span text:style-name="T42">41</text:span>:<text:span text:style-name="T8">股东借入</text:span><text:span text:style-name="T36">10日</text:span><text:tab/> 标签类型:数字框<text:span text:style-name="T2"> <text:s text:c="3"/>必填</text:span></text:p>
      <text:p text:style-name="P34"><text:span text:style-name="T2"><text:tab/><text:tab/><text:tab/><text:tab/>字段名称_</text:span><text:span text:style-name="T19">42</text:span><text:span text:style-name="T2">:</text:span><text:span text:style-name="T8">股东借入</text:span><text:span text:style-name="T7">15日</text:span><text:span text:style-name="T2"><text:tab/> 标签类型:数字框 <text:s text:c="3"/>必填</text:span></text:p>
      <text:p text:style-name="P34"><text:span text:style-name="T2"><text:tab/><text:tab/><text:tab/><text:tab/>字段名称_</text:span><text:span text:style-name="T19">43</text:span><text:span text:style-name="T2">:</text:span><text:span text:style-name="T8">股东借入</text:span><text:span text:style-name="T7">20日</text:span><text:span text:style-name="T2"><text:tab/> 标签类型:数字框 <text:s text:c="3"/>必填</text:span></text:p>
      <text:p text:style-name="P34"><text:span text:style-name="T2"><text:tab/><text:tab/><text:tab/><text:tab/>字段名称_</text:span><text:span text:style-name="T19">44</text:span><text:span text:style-name="T2">:</text:span><text:span text:style-name="T8">股东借入</text:span><text:span text:style-name="T7">30日</text:span><text:span text:style-name="T2"><text:tab/> 标签类型:数字框 <text:s text:c="3"/>必填</text:span></text:p>
      <text:p text:style-name="P57"/>
      <text:p text:style-name="P59"><text:tab/><text:tab/><text:tab/><text:tab/>字段名称_<text:span text:style-name="T42">45</text:span>:实收资本名　值:<text:span text:style-name="T41">（</text:span>实收资本<text:span text:style-name="T41">）</text:span> <text:s text:c="3"/>必填</text:p>
      <text:p text:style-name="P48"><text:span text:style-name="T2"><text:tab/><text:tab/><text:tab/><text:tab/>字段名称_</text:span><text:span text:style-name="T19">46</text:span><text:span text:style-name="T2">:实收资本合计　标签类型:</text:span><text:span text:style-name="T4">数字框</text:span><text:span text:style-name="T2"> <text:s text:c="3"/>必填　（只读）</text:span></text:p>
      <text:p text:style-name="P48"><text:tab/><text:tab/><text:tab/><text:tab/>字段名称_<text:span text:style-name="T42">47</text:span>:<text:span text:style-name="T2">实收资本</text:span><text:span text:style-name="T36">10日</text:span><text:tab/> 标签类型:数字框<text:span text:style-name="T2"> <text:s text:c="3"/>必填　（只读）</text:span></text:p>
      <text:p text:style-name="P48"><text:span text:style-name="T2"><text:tab/><text:tab/><text:tab/><text:tab/>字段名称_</text:span><text:span text:style-name="T19">48</text:span><text:span text:style-name="T2">:实收资本</text:span><text:span text:style-name="T7">15日</text:span><text:span text:style-name="T2"><text:tab/> 标签类型:数字框 <text:s text:c="3"/>必填　（只读）</text:span></text:p>
      <text:p text:style-name="P48"><text:span text:style-name="T2"><text:tab/><text:tab/><text:tab/><text:tab/>字段名称_</text:span><text:span text:style-name="T19">49</text:span><text:span text:style-name="T2">:实收资本</text:span><text:span text:style-name="T7">20日</text:span><text:span text:style-name="T2"><text:tab/> 标签类型:数字框 <text:s text:c="3"/>必填　（只读）</text:span></text:p>
      <text:p text:style-name="P48"><text:span text:style-name="T2"><text:tab/><text:tab/><text:tab/><text:tab/>字段名称_</text:span><text:span text:style-name="T19">50</text:span><text:span text:style-name="T2">:实收资本</text:span><text:span text:style-name="T7">30日</text:span><text:span text:style-name="T2"><text:tab/> 标签类型:数字框 <text:s text:c="3"/>必填　（只读）</text:span></text:p>
      <text:p text:style-name="P61"><text:tab/><text:tab/><text:tab/><text:tab/>（实收资本明细，可能有多条，例如：）</text:p>
      <text:p text:style-name="P59"><text:tab/><text:tab/><text:tab/><text:tab/>字段名称_<text:span text:style-name="T42">51</text:span>:分类名 如（实收资本）　标签类型文本框 <text:s text:c="3"/>必填 （只读）</text:p>
      <text:p text:style-name="P48"><text:span text:style-name="T2"><text:tab/><text:tab/><text:tab/><text:tab/>字段名称_</text:span><text:span text:style-name="T19">52</text:span><text:span text:style-name="T2">:实收资本合计　标签类型:</text:span><text:span text:style-name="T4">数字框</text:span><text:span text:style-name="T2"> <text:s text:c="3"/>必填　（只读）</text:span></text:p>
      <text:p text:style-name="P34"><text:tab/><text:tab/><text:tab/><text:tab/>字段名称_<text:span text:style-name="T42">53</text:span>:<text:span text:style-name="T2">实收资本</text:span><text:span text:style-name="T36">10日</text:span><text:tab/> 标签类型:数字框<text:span text:style-name="T2"> <text:s text:c="3"/>必填</text:span></text:p>
      <text:p text:style-name="P34"><text:span text:style-name="T2"><text:tab/><text:tab/><text:tab/><text:tab/>字段名称_</text:span><text:span text:style-name="T19">54</text:span><text:span text:style-name="T2">:实收资本</text:span><text:span text:style-name="T7">15日</text:span><text:span text:style-name="T2"><text:tab/> 标签类型:数字框 <text:s text:c="3"/>必填</text:span></text:p>
      <text:p text:style-name="P34"><text:span text:style-name="T2"><text:tab/><text:tab/><text:tab/><text:tab/>字段名称_</text:span><text:span text:style-name="T19">55</text:span><text:span text:style-name="T2">:实收资本</text:span><text:span text:style-name="T7">20日</text:span><text:span text:style-name="T2"><text:tab/> 标签类型:数字框 <text:s text:c="3"/>必填</text:span></text:p>
      <text:p text:style-name="P34"><text:span text:style-name="T2"><text:tab/><text:tab/><text:tab/><text:tab/>字段名称_</text:span><text:span text:style-name="T19">56</text:span><text:span text:style-name="T2">:实收资本</text:span><text:span text:style-name="T7">30日</text:span><text:span text:style-name="T2"><text:tab/> 标签类型:数字框 <text:s text:c="3"/>必填</text:span></text:p>
      <text:p text:style-name="P57"/>
      <text:p text:style-name="P59"><text:tab/><text:tab/><text:tab/><text:tab/>字段名称_<text:span text:style-name="T42">57</text:span>:公司借出名　值:<text:span text:style-name="T41">（</text:span>公司借出<text:span text:style-name="T41">）</text:span> <text:s text:c="3"/>必填</text:p>
      <text:p text:style-name="P48"><text:span text:style-name="T2"><text:tab/><text:tab/><text:tab/><text:tab/>字段名称_</text:span><text:span text:style-name="T19">58</text:span><text:span text:style-name="T2">:公司借出合计　标签类型:</text:span><text:span text:style-name="T4">数字框</text:span><text:span text:style-name="T2"> <text:s text:c="3"/>必填　（只读）</text:span></text:p>
      <text:p text:style-name="P48"><text:tab/><text:tab/><text:tab/><text:tab/>字段名称_<text:span text:style-name="T42">59</text:span>:<text:span text:style-name="T2">公司借出</text:span><text:span text:style-name="T36">10日</text:span><text:tab/> 标签类型:数字框<text:span text:style-name="T2"> <text:s text:c="3"/>必填　（只读）</text:span></text:p>
      <text:p text:style-name="P48"><text:span text:style-name="T2"><text:tab/><text:tab/><text:tab/><text:tab/>字段名称_</text:span><text:span text:style-name="T19">60</text:span><text:span text:style-name="T2">:公司借出</text:span><text:span text:style-name="T7">15日</text:span><text:span text:style-name="T2"><text:tab/> 标签类型:数字框 <text:s text:c="3"/>必填　（只读）</text:span></text:p>
      <text:p text:style-name="P48"><text:span text:style-name="T2"><text:tab/><text:tab/><text:tab/><text:tab/>字段名称_</text:span><text:span text:style-name="T19">61</text:span><text:span text:style-name="T2">:公司借出</text:span><text:span text:style-name="T7">20日</text:span><text:span text:style-name="T2"><text:tab/> 标签类型:数字框 <text:s text:c="3"/>必填　（只读）</text:span></text:p>
      <text:p text:style-name="P48"><text:span text:style-name="T2"><text:tab/><text:tab/><text:tab/><text:tab/>字段名称_</text:span><text:span text:style-name="T19">62</text:span><text:span text:style-name="T2">:公司借出</text:span><text:span text:style-name="T7">30日</text:span><text:span text:style-name="T2"><text:tab/> 标签类型:数字框 <text:s text:c="3"/>必填　（只读）</text:span></text:p>
      <text:p text:style-name="P61"><text:tab/><text:tab/><text:tab/><text:tab/>（公司借出明细，可能有多条，例如：）</text:p>
      <text:p text:style-name="P59"><text:tab/><text:tab/><text:tab/><text:tab/>字段名称_<text:span text:style-name="T42">63</text:span>:分类名 如（股东借出）　标签类型文本框 <text:s text:c="3"/>必填 （只读）</text:p>
      <text:p text:style-name="P48"><text:span text:style-name="T2"><text:tab/><text:tab/><text:tab/><text:tab/>字段名称_</text:span><text:span text:style-name="T19">64</text:span><text:span text:style-name="T2">:股东借出合计　标签类型:</text:span><text:span text:style-name="T4">数字框</text:span><text:span text:style-name="T2"> <text:s text:c="3"/>必填　（只读）</text:span></text:p>
      <text:p text:style-name="P35"><text:tab/><text:tab/><text:tab/><text:tab/>字段名称_<text:span text:style-name="T42">65</text:span>:<text:span text:style-name="T2">股东借出</text:span><text:span text:style-name="T36">10日</text:span><text:tab/> 标签类型:数字框<text:span text:style-name="T2"> <text:s text:c="3"/>必填</text:span></text:p>
      <text:p text:style-name="P35"><text:span text:style-name="T2"><text:tab/><text:tab/><text:tab/><text:tab/>字段名称_</text:span><text:span text:style-name="T19">66</text:span><text:span text:style-name="T2">:股东借出</text:span><text:span text:style-name="T7">15日</text:span><text:span text:style-name="T2"><text:tab/> 标签类型:数字框 <text:s text:c="3"/>必填</text:span></text:p>
      <text:p text:style-name="P35"><text:span text:style-name="T2"><text:tab/><text:tab/><text:tab/><text:tab/>字段名称_</text:span><text:span text:style-name="T19">67</text:span><text:span text:style-name="T2">:股东借出</text:span><text:span text:style-name="T7">20日</text:span><text:span text:style-name="T2"><text:tab/> 标签类型:数字框 <text:s text:c="3"/>必填</text:span></text:p>
      <text:p text:style-name="P35"><text:span text:style-name="T2"><text:tab/><text:tab/><text:tab/><text:tab/>字段名称_</text:span><text:span text:style-name="T19">68</text:span><text:span text:style-name="T2">:股东借出</text:span><text:span text:style-name="T7">30日</text:span><text:span text:style-name="T2"><text:tab/> 标签类型:数字框 <text:s text:c="3"/>必填<text:tab/><text:tab/><text:tab/><text:tab/></text:span></text:p>
      <text:p text:style-name="P57"/>
      <text:p text:style-name="P59"><text:tab/><text:tab/><text:tab/><text:tab/>字段名称_<text:span text:style-name="T42">69</text:span>:主营业务收入名　值:<text:span text:style-name="T41">（</text:span>主营业务收入<text:span text:style-name="T41">）</text:span> <text:s text:c="3"/>必填</text:p>
      <text:p text:style-name="P48"><text:span text:style-name="T2"><text:tab/><text:tab/><text:tab/></text:span><text:bookmark-end text:name="__DdeLink__14141_1441382339"/><text:bookmark-end text:name="__DdeLink__2728_1271131015"/><text:span text:style-name="T2"><text:tab/> 字段名称_</text:span><text:span text:style-name="T19">70</text:span><text:span text:style-name="T2">:主营业务收入合计　标签类型:</text:span><text:span text:style-name="T4">数字框</text:span><text:span text:style-name="T2"> <text:s text:c="3"/>必填　（只读）</text:span></text:p>
      <text:p text:style-name="P48"><text:tab/><text:tab/><text:tab/><text:tab/>字段名称_<text:span text:style-name="T42">71</text:span>:<text:span text:style-name="T2">主营业务收入</text:span><text:span text:style-name="T36">10日</text:span><text:tab/> 标签类型:数字框<text:span text:style-name="T2"> <text:s text:c="3"/>必填　（只读）</text:span></text:p>
      <text:p text:style-name="P48"><text:span text:style-name="T2"><text:tab/><text:tab/><text:tab/><text:tab/>字段名称_</text:span><text:span text:style-name="T19">72</text:span><text:span text:style-name="T2">:主营业务收入</text:span><text:span text:style-name="T7">15日</text:span><text:span text:style-name="T2"><text:tab/> 标签类型:数字框 <text:s text:c="3"/>必填　（只读）</text:span></text:p>
      <text:p text:style-name="P48"><text:span text:style-name="T2"><text:tab/><text:tab/><text:tab/><text:tab/>字段名称_</text:span><text:span text:style-name="T19">73</text:span><text:span text:style-name="T2">:主营业务收入</text:span><text:span text:style-name="T7">20日</text:span><text:span text:style-name="T2"><text:tab/> 标签类型:数字框 <text:s text:c="3"/>必填　（只读）</text:span></text:p>
      <text:p text:style-name="P48"><text:span text:style-name="T2"><text:tab/><text:tab/><text:tab/><text:tab/>字段名称_</text:span><text:span text:style-name="T19">74</text:span><text:span text:style-name="T2">:主营业务收入</text:span><text:span text:style-name="T7">30日</text:span><text:span text:style-name="T2"><text:tab/> 标签类型:数字框 <text:s text:c="3"/>必填　（只读）</text:span></text:p>
      <text:p text:style-name="P10"><text:tab/><text:tab/><text:tab/><text:tab/>（主营业务收入明细，可能有多条，例如：）</text:p>
      <text:p text:style-name="P59"><text:tab/><text:tab/><text:tab/><text:tab/>字段名称_<text:span text:style-name="T42">75</text:span>:分类名 如（主营业务收入）　标签类型文本框 <text:s text:c="3"/>必填 （只读）</text:p>
      <text:p text:style-name="P48"><text:span text:style-name="T2"><text:tab/><text:tab/><text:tab/><text:tab/>字段名称_</text:span><text:span text:style-name="T19">76</text:span><text:span text:style-name="T2">:主营业务收入合计　标签类型:</text:span><text:span text:style-name="T4">数字框</text:span><text:span text:style-name="T2"> <text:s text:c="3"/>必填　（只读）</text:span></text:p>
      <text:p text:style-name="P35"><text:tab/><text:tab/><text:tab/><text:tab/>字段名称_<text:span text:style-name="T42">77</text:span>:<text:span text:style-name="T2">主营业务收入</text:span><text:span text:style-name="T36">10日</text:span><text:tab/> 标签类型:数字框<text:span text:style-name="T2"> <text:s text:c="3"/>必填</text:span></text:p>
      <text:p text:style-name="P35"><text:span text:style-name="T2"><text:tab/><text:tab/><text:tab/><text:tab/>字段名称_</text:span><text:span text:style-name="T19">78</text:span><text:span text:style-name="T2">:主营业务收入</text:span><text:span text:style-name="T7">15日</text:span><text:span text:style-name="T2"><text:tab/> 标签类型:数字框 <text:s text:c="3"/>必填</text:span></text:p>
      <text:p text:style-name="P35"><text:span text:style-name="T2"><text:tab/><text:tab/><text:tab/><text:tab/>字段名称_</text:span><text:span text:style-name="T19">79</text:span><text:span text:style-name="T2">:主营业务收入</text:span><text:span text:style-name="T7">20日</text:span><text:span text:style-name="T2"><text:tab/> 标签类型:数字框 <text:s text:c="3"/>必填</text:span></text:p>
      <text:p text:style-name="P35"><text:span text:style-name="T2"><text:tab/><text:tab/><text:tab/><text:tab/>字段名称_</text:span><text:span text:style-name="T19">80</text:span><text:span text:style-name="T2">:主营业务收入</text:span><text:span text:style-name="T7">30日</text:span><text:span text:style-name="T2"><text:tab/> 标签类型:数字框 <text:s text:c="3"/>必填</text:span></text:p>
      <text:p text:style-name="P61"><text:soft-page-break/><text:tab/><text:tab/><text:tab/><text:tab/>字段名称_<text:span text:style-name="T42">81</text:span>:预估应收账款名　值:<text:span text:style-name="T41">（</text:span>预估应收账款<text:span text:style-name="T41">）</text:span> <text:s text:c="3"/>必填</text:p>
      <text:p text:style-name="P48"><text:span text:style-name="T2"><text:tab/><text:tab/><text:tab/><text:tab/>字段名称_</text:span><text:span text:style-name="T19">82</text:span><text:span text:style-name="T2">:预估应收账款合计　标签类型:</text:span><text:span text:style-name="T4">数字框</text:span><text:span text:style-name="T2"> <text:s text:c="3"/>必填　</text:span><text:bookmark-start text:name="__DdeLink__4322_521875761"/><text:span text:style-name="T2">（只读）</text:span><text:bookmark-end text:name="__DdeLink__4322_521875761"/></text:p>
      <text:p text:style-name="P35"><text:tab/><text:tab/><text:tab/><text:tab/>字段名称_<text:span text:style-name="T42">83</text:span>:<text:span text:style-name="T2">预估应收账款</text:span><text:span text:style-name="T36">10日</text:span><text:tab/> 标签类型:数字框<text:span text:style-name="T2"> <text:s text:c="3"/>必填</text:span></text:p>
      <text:p text:style-name="P35"><text:span text:style-name="T2"><text:tab/><text:tab/><text:tab/><text:tab/>字段名称_</text:span><text:span text:style-name="T19">84</text:span><text:span text:style-name="T2">:预估应收账款</text:span><text:span text:style-name="T7">15日</text:span><text:span text:style-name="T2"><text:tab/> 标签类型:数字框 <text:s text:c="3"/>必填</text:span></text:p>
      <text:p text:style-name="P35"><text:span text:style-name="T2"><text:tab/><text:tab/><text:tab/><text:tab/>字段名称_</text:span><text:span text:style-name="T19">85</text:span><text:span text:style-name="T2">:预估应收账款</text:span><text:span text:style-name="T7">20日</text:span><text:span text:style-name="T2"><text:tab/> 标签类型:数字框 <text:s text:c="3"/>必填</text:span></text:p>
      <text:p text:style-name="P35"><text:span text:style-name="T2"><text:tab/><text:tab/><text:tab/><text:tab/>字段名称_</text:span><text:span text:style-name="T19">86</text:span><text:span text:style-name="T2">:预估应收账款</text:span><text:span text:style-name="T7">30日</text:span><text:span text:style-name="T2"><text:tab/> 标签类型:数字框 <text:s text:c="3"/>必填</text:span></text:p>
      <text:p text:style-name="P10"/>
      <text:p text:style-name="P61"><text:tab/><text:tab/><text:tab/><text:tab/>字段名称_<text:span text:style-name="T42">87</text:span>:实际资金缺口　值:<text:span text:style-name="T41">（</text:span>实际资金缺口<text:span text:style-name="T41">）</text:span> <text:s text:c="3"/>必填</text:p>
      <text:p text:style-name="P49"><text:span text:style-name="T2"><text:tab/><text:tab/><text:tab/><text:tab/>字段名称_</text:span><text:span text:style-name="T19">88</text:span><text:span text:style-name="T2">:实际资金缺口合计　标签类型:</text:span><text:span text:style-name="T4">数字框</text:span><text:span text:style-name="T2"> <text:s text:c="3"/>必填　（只读）</text:span></text:p>
      <text:p text:style-name="P49"><text:tab/><text:tab/><text:tab/><text:tab/>字段名称_<text:span text:style-name="T42">89</text:span>:<text:span text:style-name="T2">实际资金缺口</text:span><text:span text:style-name="T36">10日</text:span><text:tab/> 标签类型:数字框<text:span text:style-name="T2"> <text:s text:c="3"/>必填　（只读）</text:span></text:p>
      <text:p text:style-name="P49"><text:span text:style-name="T2"><text:tab/><text:tab/><text:tab/><text:tab/>字段名称_</text:span><text:span text:style-name="T19">9</text:span><text:span text:style-name="T9">0</text:span><text:span text:style-name="T2">:实际资金缺口</text:span><text:span text:style-name="T7">15日</text:span><text:span text:style-name="T2"><text:tab/> 标签类型:数字框 <text:s text:c="3"/>必填　（只读）</text:span></text:p>
      <text:p text:style-name="P49"><text:span text:style-name="T2"><text:tab/><text:tab/><text:tab/><text:tab/>字段名称_</text:span><text:span text:style-name="T19">9</text:span><text:span text:style-name="T9">1</text:span><text:span text:style-name="T2">:实际资金缺口</text:span><text:span text:style-name="T7">20日</text:span><text:span text:style-name="T2"><text:tab/> 标签类型:数字框 <text:s text:c="3"/>必填　（只读）</text:span></text:p>
      <text:p text:style-name="P49"><text:span text:style-name="T2"><text:tab/><text:tab/><text:tab/><text:tab/>字段名称_</text:span><text:span text:style-name="T19">9</text:span><text:span text:style-name="T9">2</text:span><text:span text:style-name="T2">:实际资金缺口</text:span><text:span text:style-name="T7">30日</text:span><text:span text:style-name="T2"><text:tab/> 标签类型:数字框 <text:s text:c="3"/>必填　（只读）</text:span></text:p>
      <text:p text:style-name="P10"/>
      <text:p text:style-name="P61"><text:tab/><text:tab/><text:tab/><text:tab/>字段名称_<text:span text:style-name="T42">93</text:span>:按时回款预估结余资金　值:<text:span text:style-name="T41">（</text:span>按时回款预估结余资金<text:span text:style-name="T41">）</text:span> <text:s text:c="3"/>必填</text:p>
      <text:p text:style-name="P49"><text:span text:style-name="T2"><text:tab/><text:tab/><text:tab/><text:tab/>字段名称_</text:span><text:span text:style-name="T19">94</text:span><text:span text:style-name="T2">:按时回款预估结余资金合计　标签类型:</text:span><text:span text:style-name="T4">数字框</text:span><text:span text:style-name="T2"> <text:s text:c="3"/>必填　（只读）</text:span></text:p>
      <text:p text:style-name="P49"><text:tab/><text:tab/><text:tab/><text:tab/>字段名称_<text:span text:style-name="T42">95</text:span>:<text:span text:style-name="T2">按时回款预估结余资金</text:span><text:span text:style-name="T36">10日</text:span><text:tab/> 标签类型:数字框<text:span text:style-name="T2"> <text:s text:c="3"/>必填　（只读）</text:span></text:p>
      <text:p text:style-name="P49"><text:span text:style-name="T2"><text:tab/><text:tab/><text:tab/><text:tab/>字段名称_</text:span><text:span text:style-name="T19">96</text:span><text:span text:style-name="T2">:按时回款预估结余资金</text:span><text:span text:style-name="T7">15日</text:span><text:span text:style-name="T2"><text:tab/> 标签类型:数字框 <text:s text:c="3"/>必填　（只读）</text:span></text:p>
      <text:p text:style-name="P49"><text:span text:style-name="T2"><text:tab/><text:tab/><text:tab/><text:tab/>字段名称_</text:span><text:span text:style-name="T19">97</text:span><text:span text:style-name="T2">:按时回款预估结余资金</text:span><text:span text:style-name="T7">20日</text:span><text:span text:style-name="T2"><text:tab/> 标签类型:数字框 <text:s text:c="3"/>必填　（只读）</text:span></text:p>
      <text:p text:style-name="P49"><text:span text:style-name="T2"><text:tab/><text:tab/><text:tab/><text:tab/>字段名称_</text:span><text:span text:style-name="T19">98</text:span><text:span text:style-name="T2">:按时回款预估结余资金</text:span><text:span text:style-name="T7">30日</text:span><text:span text:style-name="T2"><text:tab/> 标签类型:数字框 <text:s text:c="3"/>必填　（只读）</text:span></text:p>
      <text:p text:style-name="P11"><text:tab/><text:tab/><text:tab/><text:tab/></text:p>
      <text:p text:style-name="P1"><text:tab/><text:tab/><text:tab/><text:span text:style-name="T25">功能名称_3:编辑 功能</text:span>类型:编辑 <text:s text:c="3"/></text:p>
      <text:p text:style-name="P18"><text:tab/><text:tab/><text:tab/><text:tab/>有一个隐藏id<text:bookmark-start text:name="__DdeLink__2728_12711310151"/><text:bookmark-end text:name="__DdeLink__2728_12711310151"/><text:bookmark-start text:name="__DdeLink__2728_12711310152"/></text:p>
      <text:p text:style-name="P56"><text:span text:style-name="T2"><text:tab/><text:tab/><text:tab/><text:tab/>字段名称_</text:span><text:span text:style-name="T7">3</text:span><text:span text:style-name="T2">:</text:span><text:bookmark-start text:name="__DdeLink__19590_1441382339113"/><text:span text:style-name="T2">期初</text:span><text:bookmark-end text:name="__DdeLink__19590_1441382339113"/><text:span text:style-name="T2">余额名　值:</text:span><text:span text:style-name="T4">（</text:span><text:bookmark-start text:name="__DdeLink__19590_14413823391112"/><text:span text:style-name="T2">期初</text:span><text:bookmark-end text:name="__DdeLink__19590_14413823391112"/><text:span text:style-name="T2">余额</text:span><text:span text:style-name="T4">）</text:span><text:span text:style-name="T2"> <text:s text:c="3"/>必填</text:span></text:p>
      <text:p text:style-name="P56"><text:span text:style-name="T2"><text:tab/><text:tab/><text:tab/><text:tab/></text:span><text:bookmark-start text:name="__DdeLink__1296_1098655211"/><text:span text:style-name="T2">字段名称_</text:span><text:span text:style-name="T19">4</text:span><text:span text:style-name="T2">:</text:span><text:bookmark-start text:name="__DdeLink__19590_144138233912"/><text:span text:style-name="T2">期初</text:span><text:bookmark-end text:name="__DdeLink__19590_144138233912"/><text:span text:style-name="T2">余额合计　标签类型:</text:span><text:span text:style-name="T4">数字框</text:span><text:span text:style-name="T2"> <text:s text:c="3"/>必填</text:span><text:bookmark-end text:name="__DdeLink__1296_1098655211"/></text:p>
      <text:p text:style-name="P56"><text:tab/><text:tab/><text:tab/><text:tab/>字段名称_<text:span text:style-name="T42">5</text:span>:<text:bookmark-start text:name="__DdeLink__19594_14413823391"/>期初<text:bookmark-end text:name="__DdeLink__19594_14413823391"/>余额<text:span text:style-name="T36">10日</text:span><text:tab/> 标签类型:数字框<text:span text:style-name="T2"> <text:s text:c="3"/>必填</text:span></text:p>
      <text:p text:style-name="P56"><text:span text:style-name="T2"><text:tab/><text:tab/><text:tab/><text:tab/>字段名称_</text:span><text:span text:style-name="T19">6</text:span><text:span text:style-name="T2">:</text:span><text:bookmark-start text:name="__DdeLink__19594_144138233921"/><text:span text:style-name="T2">期初</text:span><text:bookmark-end text:name="__DdeLink__19594_144138233921"/><text:span text:style-name="T2">余额</text:span><text:span text:style-name="T7">15日</text:span><text:span text:style-name="T2"><text:tab/> 标签类型:数字框 <text:s text:c="3"/>必填（只读）</text:span></text:p>
      <text:p text:style-name="P56"><text:span text:style-name="T2"><text:tab/><text:tab/><text:tab/><text:tab/>字段名称_</text:span><text:span text:style-name="T19">7</text:span><text:span text:style-name="T2">:</text:span><text:bookmark-start text:name="__DdeLink__19594_144138233931"/><text:span text:style-name="T2">期初</text:span><text:bookmark-end text:name="__DdeLink__19594_144138233931"/><text:span text:style-name="T2">余额</text:span><text:span text:style-name="T7">20日</text:span><text:span text:style-name="T2"><text:tab/> 标签类型:数字框 <text:s text:c="3"/>必填（只读）</text:span></text:p>
      <text:p text:style-name="P56"><text:span text:style-name="T2"><text:tab/><text:tab/><text:tab/><text:tab/>字段名称_</text:span><text:span text:style-name="T19">8</text:span><text:span text:style-name="T2">:</text:span><text:bookmark-start text:name="__DdeLink__19594_144138233941"/><text:span text:style-name="T2">期初</text:span><text:bookmark-end text:name="__DdeLink__19594_144138233941"/><text:span text:style-name="T2">余额</text:span><text:span text:style-name="T7">30日</text:span><text:span text:style-name="T2"><text:tab/> 标签类型:数字框 <text:s text:c="3"/>必填（只读）</text:span></text:p>
      <text:p text:style-name="P61"/>
      <text:p text:style-name="P61"><text:tab/><text:tab/><text:tab/><text:tab/>字段名称_<text:span text:style-name="T42">9</text:span>:<text:span text:style-name="T40">营业成本</text:span>名　值:<text:span text:style-name="T41">（营业成本）</text:span> <text:s text:c="3"/>必填</text:p>
      <text:p text:style-name="P47"><text:span text:style-name="T2"><text:tab/><text:tab/><text:tab/><text:tab/>字段名称_</text:span><text:span text:style-name="T19">10</text:span><text:span text:style-name="T2">:</text:span><text:span text:style-name="T8">营业</text:span><text:span text:style-name="T15">成本</text:span><text:span text:style-name="T2">合计　标签类型:</text:span><text:span text:style-name="T4">数字框</text:span><text:span text:style-name="T2"> <text:s text:c="3"/>必填<text:tab/>（只读）</text:span></text:p>
      <text:p text:style-name="P56"><text:tab/><text:tab/><text:tab/><text:tab/>字段名称_<text:span text:style-name="T42">11</text:span>:<text:span text:style-name="T8">营业</text:span><text:span text:style-name="T15">成本</text:span><text:span text:style-name="T36">10日</text:span><text:tab/> 标签类型:数字框<text:span text:style-name="T2"> <text:s text:c="3"/>必填　（只读）</text:span></text:p>
      <text:p text:style-name="P56"><text:span text:style-name="T2"><text:tab/><text:tab/><text:tab/><text:tab/>字段名称_</text:span><text:span text:style-name="T9">1</text:span><text:span text:style-name="T19">2</text:span><text:span text:style-name="T2">:</text:span><text:span text:style-name="T8">营业</text:span><text:span text:style-name="T15">成本</text:span><text:span text:style-name="T7">15日</text:span><text:span text:style-name="T2"><text:tab/> 标签类型:数字框 <text:s text:c="3"/>必填（只读）</text:span></text:p>
      <text:p text:style-name="P56"><text:span text:style-name="T2"><text:tab/><text:tab/><text:tab/><text:tab/>字段名称_</text:span><text:span text:style-name="T9">1</text:span><text:span text:style-name="T19">3</text:span><text:span text:style-name="T2">:</text:span><text:span text:style-name="T8">营业</text:span><text:span text:style-name="T15">成本</text:span><text:span text:style-name="T7">20日</text:span><text:span text:style-name="T2"><text:tab/> 标签类型:数字框 <text:s text:c="3"/>必填（只读）</text:span></text:p>
      <text:p text:style-name="P61"><text:tab/><text:tab/><text:tab/><text:tab/>字段名称_<text:span text:style-name="T37">14</text:span>:<text:span text:style-name="T40">营业成本30日</text:span><text:tab/> 标签类型:数字框 <text:s text:c="3"/>必填（只读）</text:p>
      <text:p text:style-name="P61"/>
      <text:p text:style-name="P61"><text:tab/><text:tab/><text:tab/><text:tab/>字段名称_<text:span text:style-name="T42">15</text:span>:<text:span text:style-name="T40">劳务成本</text:span>名　值:<text:span text:style-name="T41">（劳务成本）</text:span> <text:s text:c="3"/>必填</text:p>
      <text:p text:style-name="P56"><text:span text:style-name="T2"><text:tab/><text:tab/><text:tab/><text:tab/>字段名称_</text:span><text:span text:style-name="T19">16</text:span><text:span text:style-name="T2">:</text:span><text:span text:style-name="T8">劳务成本</text:span><text:span text:style-name="T2">合计　标签类型:</text:span><text:span text:style-name="T4">数字框</text:span><text:span text:style-name="T2"> <text:s text:c="3"/>必填<text:tab/>（只读）</text:span></text:p>
      <text:p text:style-name="P56"><text:tab/><text:tab/><text:tab/><text:tab/>字段名称_<text:span text:style-name="T42">17</text:span>:<text:span text:style-name="T8">劳务成本</text:span><text:span text:style-name="T36">10日</text:span><text:tab/> 标签类型:数字框<text:span text:style-name="T2"> <text:s text:c="3"/>必填　（只读）</text:span></text:p>
      <text:p text:style-name="P56"><text:span text:style-name="T2"><text:tab/><text:tab/><text:tab/><text:tab/>字段名称_</text:span><text:span text:style-name="T9">1</text:span><text:span text:style-name="T19">8</text:span><text:span text:style-name="T2">:</text:span><text:span text:style-name="T8">劳务成本</text:span><text:span text:style-name="T7">15日</text:span><text:span text:style-name="T2"><text:tab/> 标签类型:数字框 <text:s text:c="3"/>必填（只读）</text:span></text:p>
      <text:p text:style-name="P56"><text:span text:style-name="T2"><text:tab/><text:tab/><text:tab/><text:tab/>字段名称_</text:span><text:span text:style-name="T9">1</text:span><text:span text:style-name="T19">9</text:span><text:span text:style-name="T2">:</text:span><text:span text:style-name="T8">劳务成本</text:span><text:span text:style-name="T7">20日</text:span><text:span text:style-name="T2"><text:tab/> 标签类型:数字框 <text:s text:c="3"/>必填（只读）</text:span></text:p>
      <text:p text:style-name="P56"><text:span text:style-name="T2"><text:tab/><text:tab/><text:tab/><text:tab/>字段名称_</text:span><text:span text:style-name="T9">2</text:span><text:span text:style-name="T19">0</text:span><text:span text:style-name="T2">:</text:span><text:span text:style-name="T8">劳务成本</text:span><text:span text:style-name="T7">30日</text:span><text:span text:style-name="T2"><text:tab/> 标签类型:数字框 <text:s text:c="3"/>必填（只读）</text:span></text:p>
      <text:p text:style-name="P61"><text:tab/><text:tab/><text:tab/><text:tab/>（劳务成本明细，可能有多条，例如：）</text:p>
      <text:p text:style-name="P61"><text:tab/><text:tab/><text:tab/><text:tab/>字段名称_<text:span text:style-name="T42">21</text:span>:分类名如（<text:span text:style-name="T40">财务费</text:span>）　标签类型文本框 <text:s text:c="3"/>必填 （只读）</text:p>
      <text:p text:style-name="P56"><text:span text:style-name="T2"><text:tab/><text:tab/><text:tab/><text:tab/>字段名称_</text:span><text:span text:style-name="T19">22</text:span><text:span text:style-name="T2">:</text:span><text:span text:style-name="T8">财务费</text:span><text:span text:style-name="T2">合计　标签类型:</text:span><text:span text:style-name="T4">数字框</text:span><text:span text:style-name="T2"> <text:s text:c="3"/>必填　（只读）</text:span></text:p>
      <text:p text:style-name="P56"><text:tab/><text:tab/><text:tab/><text:tab/>字段名称_<text:span text:style-name="T42">23</text:span>:<text:span text:style-name="T8">财务费</text:span><text:span text:style-name="T36">10日</text:span><text:tab/> 标签类型:数字框<text:span text:style-name="T2"> <text:s text:c="3"/>必填</text:span></text:p>
      <text:p text:style-name="P56"><text:span text:style-name="T2"><text:tab/><text:tab/><text:tab/><text:tab/>字段名称_</text:span><text:span text:style-name="T19">24</text:span><text:span text:style-name="T2">:</text:span><text:span text:style-name="T8">财务费</text:span><text:span text:style-name="T7">15日</text:span><text:span text:style-name="T2"><text:tab/> 标签类型:数字框 <text:s text:c="3"/>必填</text:span></text:p>
      <text:p text:style-name="P56"><text:span text:style-name="T2"><text:tab/><text:tab/><text:tab/><text:tab/>字段名称_</text:span><text:span text:style-name="T19">25</text:span><text:span text:style-name="T2">:</text:span><text:span text:style-name="T8">财务费</text:span><text:span text:style-name="T7">20日</text:span><text:span text:style-name="T2"><text:tab/> 标签类型:数字框 <text:s text:c="3"/>必填</text:span></text:p>
      <text:p text:style-name="P56"><text:span text:style-name="T2"><text:tab/><text:tab/><text:tab/><text:tab/>字段名称_</text:span><text:span text:style-name="T19">26</text:span><text:span text:style-name="T2">:</text:span><text:span text:style-name="T8">财务费</text:span><text:span text:style-name="T7">30日</text:span><text:span text:style-name="T2"><text:tab/> 标签类型:数字框 <text:s text:c="3"/>必填</text:span></text:p>
      <text:p text:style-name="P56"><text:tab/><text:tab/><text:tab/><text:tab/></text:p>
      <text:p text:style-name="P56"><text:tab/><text:tab/><text:tab/><text:tab/><text:span text:style-name="T2">字段名称_</text:span><text:span text:style-name="T19">27</text:span><text:span text:style-name="T2">:应交税金名　值:</text:span><text:span text:style-name="T4">（</text:span><text:span text:style-name="T2">应交税金</text:span><text:span text:style-name="T4">）</text:span><text:span text:style-name="T2"> <text:s text:c="3"/>必填</text:span></text:p>
      <text:p text:style-name="P56"><text:tab/><text:tab/><text:tab/><text:tab/><text:span text:style-name="T2">字段名称_</text:span><text:span text:style-name="T19">2</text:span><text:span text:style-name="T9">8</text:span><text:span text:style-name="T2">:应交税金合计　标签类型:</text:span><text:span text:style-name="T4">数字框</text:span><text:span text:style-name="T2"> <text:s text:c="3"/>必填　（只读）</text:span></text:p>
      <text:p text:style-name="P56"><text:tab/><text:tab/><text:tab/><text:tab/>字段名称_<text:span text:style-name="T42">29</text:span>:<text:span text:style-name="T2">应交税金</text:span><text:span text:style-name="T36">10日　</text:span>标签类型:数字框<text:span text:style-name="T2"> <text:s text:c="3"/>必填　</text:span></text:p>
      <text:p text:style-name="P56"><text:span text:style-name="T2"><text:tab/><text:tab/><text:tab/><text:tab/>字段名称_</text:span><text:span text:style-name="T19">3</text:span><text:span text:style-name="T9">0</text:span><text:span text:style-name="T2">:应交税金</text:span><text:span text:style-name="T7">15日</text:span><text:span text:style-name="T2"><text:tab/> 标签类型:数字框 <text:s text:c="3"/>必填</text:span></text:p>
      <text:p text:style-name="P56"><text:span text:style-name="T2"><text:tab/><text:tab/><text:tab/><text:tab/>字段名称_</text:span><text:span text:style-name="T19">3</text:span><text:span text:style-name="T9">1</text:span><text:span text:style-name="T2">:应交税金</text:span><text:span text:style-name="T7">20日</text:span><text:span text:style-name="T2"><text:tab/> 标签类型:数字框 <text:s text:c="3"/>必填</text:span></text:p>
      <text:p text:style-name="P56"><text:span text:style-name="T2"><text:tab/><text:tab/><text:tab/><text:tab/>字段名称_</text:span><text:span text:style-name="T19">3</text:span><text:span text:style-name="T9">2</text:span><text:span text:style-name="T2">:应交税金</text:span><text:span text:style-name="T7">30日</text:span><text:span text:style-name="T2"><text:tab/> 标签类型:数字框 <text:s text:c="3"/>必填</text:span></text:p>
      <text:p text:style-name="P61"/>
      <text:p text:style-name="P61"><text:soft-page-break/><text:tab/><text:tab/><text:tab/><text:tab/>字段名称_<text:span text:style-name="T42">33</text:span>:公司借入名　值:<text:span text:style-name="T41">（</text:span>公司借入<text:span text:style-name="T41">）</text:span> <text:s text:c="3"/>必填</text:p>
      <text:p text:style-name="P56"><text:span text:style-name="T2"><text:tab/><text:tab/><text:tab/><text:tab/>字段名称_</text:span><text:span text:style-name="T19">34</text:span><text:span text:style-name="T2">:公司借入合计　标签类型:</text:span><text:span text:style-name="T4">数字框</text:span><text:span text:style-name="T2"> <text:s text:c="3"/>必填　（只读）</text:span></text:p>
      <text:p text:style-name="P56"><text:tab/><text:tab/><text:tab/><text:tab/>字段名称_<text:span text:style-name="T42">35</text:span>:<text:span text:style-name="T2">公司借入</text:span><text:span text:style-name="T36">10日　</text:span>标签类型:数字框<text:span text:style-name="T2"> <text:s text:c="3"/>必填　（只读）</text:span></text:p>
      <text:p text:style-name="P56"><text:span text:style-name="T2"><text:tab/><text:tab/><text:tab/><text:tab/>字段名称_</text:span><text:span text:style-name="T19">36</text:span><text:span text:style-name="T2">:公司借入</text:span><text:span text:style-name="T7">15日</text:span><text:span text:style-name="T2"><text:tab/> 标签类型:数字框 <text:s text:c="3"/>必填　（只读）</text:span></text:p>
      <text:p text:style-name="P56"><text:span text:style-name="T2"><text:tab/><text:tab/><text:tab/><text:tab/>字段名称_</text:span><text:span text:style-name="T19">37</text:span><text:span text:style-name="T2">:公司借入</text:span><text:span text:style-name="T7">20日</text:span><text:span text:style-name="T2"><text:tab/> 标签类型:数字框 <text:s text:c="3"/>必填　（只读）</text:span></text:p>
      <text:p text:style-name="P56"><text:span text:style-name="T2"><text:tab/><text:tab/><text:tab/><text:tab/>字段名称_</text:span><text:span text:style-name="T19">38</text:span><text:span text:style-name="T2">:公司借入</text:span><text:span text:style-name="T7">30日</text:span><text:span text:style-name="T2"><text:tab/> 标签类型:数字框 <text:s text:c="3"/>必填　（只读）</text:span></text:p>
      <text:p text:style-name="P61"><text:tab/><text:tab/><text:tab/><text:tab/>（公司借入明细，可能有多条，例如：）</text:p>
      <text:p text:style-name="P61"><text:tab/><text:tab/><text:tab/><text:tab/>字段名称_<text:span text:style-name="T42">39</text:span>:分类名 如（<text:span text:style-name="T40">股东借入</text:span>）　标签类型文本框 <text:s text:c="3"/>必填 （只读）</text:p>
      <text:p text:style-name="P56"><text:span text:style-name="T2"><text:tab/><text:tab/><text:tab/><text:tab/>字段名称_</text:span><text:span text:style-name="T19">40</text:span><text:span text:style-name="T2">:</text:span><text:span text:style-name="T8">股东借入</text:span><text:span text:style-name="T2">合计　标签类型:</text:span><text:span text:style-name="T4">数字框</text:span><text:span text:style-name="T2"> <text:s text:c="3"/>必填　（只读）</text:span></text:p>
      <text:p text:style-name="P56"><text:tab/><text:tab/><text:tab/><text:tab/>字段名称_<text:span text:style-name="T42">41</text:span>:<text:span text:style-name="T8">股东借入</text:span><text:span text:style-name="T36">10日</text:span><text:tab/> 标签类型:数字框<text:span text:style-name="T2"> <text:s text:c="3"/>必填</text:span></text:p>
      <text:p text:style-name="P56"><text:span text:style-name="T2"><text:tab/><text:tab/><text:tab/><text:tab/>字段名称_</text:span><text:span text:style-name="T19">42</text:span><text:span text:style-name="T2">:</text:span><text:span text:style-name="T8">股东借入</text:span><text:span text:style-name="T7">15日</text:span><text:span text:style-name="T2"><text:tab/> 标签类型:数字框 <text:s text:c="3"/>必填</text:span></text:p>
      <text:p text:style-name="P56"><text:span text:style-name="T2"><text:tab/><text:tab/><text:tab/><text:tab/>字段名称_</text:span><text:span text:style-name="T19">43</text:span><text:span text:style-name="T2">:</text:span><text:span text:style-name="T8">股东借入</text:span><text:span text:style-name="T7">20日</text:span><text:span text:style-name="T2"><text:tab/> 标签类型:数字框 <text:s text:c="3"/>必填</text:span></text:p>
      <text:p text:style-name="P56"><text:span text:style-name="T2"><text:tab/><text:tab/><text:tab/><text:tab/>字段名称_</text:span><text:span text:style-name="T19">44</text:span><text:span text:style-name="T2">:</text:span><text:span text:style-name="T8">股东借入</text:span><text:span text:style-name="T7">30日</text:span><text:span text:style-name="T2"><text:tab/> 标签类型:数字框 <text:s text:c="3"/>必填</text:span></text:p>
      <text:p text:style-name="P61"/>
      <text:p text:style-name="P61"><text:tab/><text:tab/><text:tab/><text:tab/>字段名称_<text:span text:style-name="T42">45</text:span>:实收资本名　值:<text:span text:style-name="T41">（</text:span>实收资本<text:span text:style-name="T41">）</text:span> <text:s text:c="3"/>必填</text:p>
      <text:p text:style-name="P56"><text:span text:style-name="T2"><text:tab/><text:tab/><text:tab/><text:tab/>字段名称_</text:span><text:span text:style-name="T19">46</text:span><text:span text:style-name="T2">:实收资本合计　标签类型:</text:span><text:span text:style-name="T4">数字框</text:span><text:span text:style-name="T2"> <text:s text:c="3"/>必填　（只读）</text:span></text:p>
      <text:p text:style-name="P56"><text:tab/><text:tab/><text:tab/><text:tab/>字段名称_<text:span text:style-name="T42">47</text:span>:<text:span text:style-name="T2">实收资本</text:span><text:span text:style-name="T36">10日</text:span><text:tab/> 标签类型:数字框<text:span text:style-name="T2"> <text:s text:c="3"/>必填　（只读）</text:span></text:p>
      <text:p text:style-name="P56"><text:span text:style-name="T2"><text:tab/><text:tab/><text:tab/><text:tab/>字段名称_</text:span><text:span text:style-name="T19">48</text:span><text:span text:style-name="T2">:实收资本</text:span><text:span text:style-name="T7">15日</text:span><text:span text:style-name="T2"><text:tab/> 标签类型:数字框 <text:s text:c="3"/>必填　（只读）</text:span></text:p>
      <text:p text:style-name="P56"><text:span text:style-name="T2"><text:tab/><text:tab/><text:tab/><text:tab/>字段名称_</text:span><text:span text:style-name="T19">49</text:span><text:span text:style-name="T2">:实收资本</text:span><text:span text:style-name="T7">20日</text:span><text:span text:style-name="T2"><text:tab/> 标签类型:数字框 <text:s text:c="3"/>必填　（只读）</text:span></text:p>
      <text:p text:style-name="P56"><text:span text:style-name="T2"><text:tab/><text:tab/><text:tab/><text:tab/>字段名称_</text:span><text:span text:style-name="T19">50</text:span><text:span text:style-name="T2">:实收资本</text:span><text:span text:style-name="T7">30日</text:span><text:span text:style-name="T2"><text:tab/> 标签类型:数字框 <text:s text:c="3"/>必填　（只读）</text:span></text:p>
      <text:p text:style-name="P61"><text:tab/><text:tab/><text:tab/><text:tab/>（实收资本明细，可能有多条，例如：）</text:p>
      <text:p text:style-name="P61"><text:tab/><text:tab/><text:tab/><text:tab/>字段名称_<text:span text:style-name="T42">51</text:span>:分类名 如（实收资本）　标签类型文本框 <text:s text:c="3"/>必填 （只读）</text:p>
      <text:p text:style-name="P56"><text:span text:style-name="T2"><text:tab/><text:tab/><text:tab/><text:tab/>字段名称_</text:span><text:span text:style-name="T19">52</text:span><text:span text:style-name="T2">:实收资本合计　标签类型:</text:span><text:span text:style-name="T4">数字框</text:span><text:span text:style-name="T2"> <text:s text:c="3"/>必填　（只读）</text:span></text:p>
      <text:p text:style-name="P56"><text:tab/><text:tab/><text:tab/><text:tab/>字段名称_<text:span text:style-name="T42">53</text:span>:<text:span text:style-name="T2">实收资本</text:span><text:span text:style-name="T36">10日</text:span><text:tab/> 标签类型:数字框<text:span text:style-name="T2"> <text:s text:c="3"/>必填</text:span></text:p>
      <text:p text:style-name="P56"><text:span text:style-name="T2"><text:tab/><text:tab/><text:tab/><text:tab/>字段名称_</text:span><text:span text:style-name="T19">54</text:span><text:span text:style-name="T2">:实收资本</text:span><text:span text:style-name="T7">15日</text:span><text:span text:style-name="T2"><text:tab/> 标签类型:数字框 <text:s text:c="3"/>必填</text:span></text:p>
      <text:p text:style-name="P56"><text:span text:style-name="T2"><text:tab/><text:tab/><text:tab/><text:tab/>字段名称_</text:span><text:span text:style-name="T19">55</text:span><text:span text:style-name="T2">:实收资本</text:span><text:span text:style-name="T7">20日</text:span><text:span text:style-name="T2"><text:tab/> 标签类型:数字框 <text:s text:c="3"/>必填</text:span></text:p>
      <text:p text:style-name="P56"><text:span text:style-name="T2"><text:tab/><text:tab/><text:tab/><text:tab/>字段名称_</text:span><text:span text:style-name="T19">56</text:span><text:span text:style-name="T2">:实收资本</text:span><text:span text:style-name="T7">30日</text:span><text:span text:style-name="T2"><text:tab/> 标签类型:数字框 <text:s text:c="3"/>必填</text:span></text:p>
      <text:p text:style-name="P61"/>
      <text:p text:style-name="P61"><text:tab/><text:tab/><text:tab/><text:tab/>字段名称_<text:span text:style-name="T42">57</text:span>:公司借出名　值:<text:span text:style-name="T41">（</text:span>公司借出<text:span text:style-name="T41">）</text:span> <text:s text:c="3"/>必填</text:p>
      <text:p text:style-name="P56"><text:span text:style-name="T2"><text:tab/><text:tab/><text:tab/><text:tab/>字段名称_</text:span><text:span text:style-name="T19">58</text:span><text:span text:style-name="T2">:公司借出合计　标签类型:</text:span><text:span text:style-name="T4">数字框</text:span><text:span text:style-name="T2"> <text:s text:c="3"/>必填　（只读）</text:span></text:p>
      <text:p text:style-name="P56"><text:tab/><text:tab/><text:tab/><text:tab/>字段名称_<text:span text:style-name="T42">59</text:span>:<text:span text:style-name="T2">公司借出</text:span><text:span text:style-name="T36">10日</text:span><text:tab/> 标签类型:数字框<text:span text:style-name="T2"> <text:s text:c="3"/>必填　（只读）</text:span></text:p>
      <text:p text:style-name="P56"><text:span text:style-name="T2"><text:tab/><text:tab/><text:tab/><text:tab/>字段名称_</text:span><text:span text:style-name="T19">60</text:span><text:span text:style-name="T2">:公司借出</text:span><text:span text:style-name="T7">15日</text:span><text:span text:style-name="T2"><text:tab/> 标签类型:数字框 <text:s text:c="3"/>必填　（只读）</text:span></text:p>
      <text:p text:style-name="P56"><text:span text:style-name="T2"><text:tab/><text:tab/><text:tab/><text:tab/>字段名称_</text:span><text:span text:style-name="T19">61</text:span><text:span text:style-name="T2">:公司借出</text:span><text:span text:style-name="T7">20日</text:span><text:span text:style-name="T2"><text:tab/> 标签类型:数字框 <text:s text:c="3"/>必填　（只读）</text:span></text:p>
      <text:p text:style-name="P56"><text:span text:style-name="T2"><text:tab/><text:tab/><text:tab/><text:tab/>字段名称_</text:span><text:span text:style-name="T19">62</text:span><text:span text:style-name="T2">:公司借出</text:span><text:span text:style-name="T7">30日</text:span><text:span text:style-name="T2"><text:tab/> 标签类型:数字框 <text:s text:c="3"/>必填　（只读）</text:span></text:p>
      <text:p text:style-name="P61"><text:tab/><text:tab/><text:tab/><text:tab/>（公司借出明细，可能有多条，例如：）</text:p>
      <text:p text:style-name="P61"><text:tab/><text:tab/><text:tab/><text:tab/>字段名称_<text:span text:style-name="T42">63</text:span>:分类名 如（股东借出）　标签类型文本框 <text:s text:c="3"/>必填 （只读）</text:p>
      <text:p text:style-name="P56"><text:span text:style-name="T2"><text:tab/><text:tab/><text:tab/><text:tab/>字段名称_</text:span><text:span text:style-name="T19">64</text:span><text:span text:style-name="T2">:股东借出合计　标签类型:</text:span><text:span text:style-name="T4">数字框</text:span><text:span text:style-name="T2"> <text:s text:c="3"/>必填　（只读）</text:span></text:p>
      <text:p text:style-name="P56"><text:tab/><text:tab/><text:tab/><text:tab/>字段名称_<text:span text:style-name="T42">65</text:span>:<text:span text:style-name="T2">股东借出</text:span><text:span text:style-name="T36">10日</text:span><text:tab/> 标签类型:数字框<text:span text:style-name="T2"> <text:s text:c="3"/>必填</text:span></text:p>
      <text:p text:style-name="P56"><text:span text:style-name="T2"><text:tab/><text:tab/><text:tab/><text:tab/>字段名称_</text:span><text:span text:style-name="T19">66</text:span><text:span text:style-name="T2">:股东借出</text:span><text:span text:style-name="T7">15日</text:span><text:span text:style-name="T2"><text:tab/> 标签类型:数字框 <text:s text:c="3"/>必填</text:span></text:p>
      <text:p text:style-name="P56"><text:span text:style-name="T2"><text:tab/><text:tab/><text:tab/><text:tab/>字段名称_</text:span><text:span text:style-name="T19">67</text:span><text:span text:style-name="T2">:股东借出</text:span><text:span text:style-name="T7">20日</text:span><text:span text:style-name="T2"><text:tab/> 标签类型:数字框 <text:s text:c="3"/>必填</text:span></text:p>
      <text:p text:style-name="P56"><text:span text:style-name="T2"><text:tab/><text:tab/><text:tab/><text:tab/>字段名称_</text:span><text:span text:style-name="T19">68</text:span><text:span text:style-name="T2">:股东借出</text:span><text:span text:style-name="T7">30日</text:span><text:span text:style-name="T2"><text:tab/> 标签类型:数字框 <text:s text:c="3"/>必填<text:tab/><text:tab/><text:tab/><text:tab/></text:span></text:p>
      <text:p text:style-name="P61"/>
      <text:p text:style-name="P61"><text:tab/><text:tab/><text:tab/><text:tab/>字段名称_<text:span text:style-name="T42">69</text:span>:主营业务收入名　值:<text:span text:style-name="T41">（</text:span>主营业务收入<text:span text:style-name="T41">）</text:span> <text:s text:c="3"/>必填</text:p>
      <text:p text:style-name="P56"><text:span text:style-name="T2"><text:tab/><text:tab/><text:tab/></text:span><text:bookmark-end text:name="__DdeLink__2728_12711310152"/><text:span text:style-name="T2"><text:tab/> 字段名称_</text:span><text:span text:style-name="T19">70</text:span><text:span text:style-name="T2">:主营业务收入合计　标签类型:</text:span><text:span text:style-name="T4">数字框</text:span><text:span text:style-name="T2"> <text:s text:c="3"/>必填　（只读）</text:span></text:p>
      <text:p text:style-name="P56"><text:tab/><text:tab/><text:tab/><text:tab/>字段名称_<text:span text:style-name="T42">71</text:span>:<text:span text:style-name="T2">主营业务收入</text:span><text:span text:style-name="T36">10日</text:span><text:tab/> 标签类型:数字框<text:span text:style-name="T2"> <text:s text:c="3"/>必填　（只读）</text:span></text:p>
      <text:p text:style-name="P56"><text:span text:style-name="T2"><text:tab/><text:tab/><text:tab/><text:tab/>字段名称_</text:span><text:span text:style-name="T19">72</text:span><text:span text:style-name="T2">:主营业务收入</text:span><text:span text:style-name="T7">15日</text:span><text:span text:style-name="T2"><text:tab/> 标签类型:数字框 <text:s text:c="3"/>必填　（只读）</text:span></text:p>
      <text:p text:style-name="P56"><text:span text:style-name="T2"><text:tab/><text:tab/><text:tab/><text:tab/>字段名称_</text:span><text:span text:style-name="T19">73</text:span><text:span text:style-name="T2">:主营业务收入</text:span><text:span text:style-name="T7">20日</text:span><text:span text:style-name="T2"><text:tab/> 标签类型:数字框 <text:s text:c="3"/>必填　（只读）</text:span></text:p>
      <text:p text:style-name="P56"><text:span text:style-name="T2"><text:tab/><text:tab/><text:tab/><text:tab/>字段名称_</text:span><text:span text:style-name="T19">74</text:span><text:span text:style-name="T2">:主营业务收入</text:span><text:span text:style-name="T7">30日</text:span><text:span text:style-name="T2"><text:tab/> 标签类型:数字框 <text:s text:c="3"/>必填　（只读）</text:span></text:p>
      <text:p text:style-name="P61"><text:tab/><text:tab/><text:tab/><text:tab/>（主营业务收入明细，可能有多条，例如：）</text:p>
      <text:p text:style-name="P61"><text:tab/><text:tab/><text:tab/><text:tab/>字段名称_<text:span text:style-name="T42">75</text:span>:分类名 如（主营业务收入）　标签类型文本框 <text:s text:c="3"/>必填 （只读）</text:p>
      <text:p text:style-name="P56"><text:span text:style-name="T2"><text:tab/><text:tab/><text:tab/><text:tab/>字段名称_</text:span><text:span text:style-name="T19">76</text:span><text:span text:style-name="T2">:主营业务收入合计　标签类型:</text:span><text:span text:style-name="T4">数字框</text:span><text:span text:style-name="T2"> <text:s text:c="3"/>必填　（只读）</text:span></text:p>
      <text:p text:style-name="P56"><text:tab/><text:tab/><text:tab/><text:tab/>字段名称_<text:span text:style-name="T42">77</text:span>:<text:span text:style-name="T2">主营业务收入</text:span><text:span text:style-name="T36">10日</text:span><text:tab/> 标签类型:数字框<text:span text:style-name="T2"> <text:s text:c="3"/>必填</text:span></text:p>
      <text:p text:style-name="P56"><text:span text:style-name="T2"><text:tab/><text:tab/><text:tab/><text:tab/>字段名称_</text:span><text:span text:style-name="T19">78</text:span><text:span text:style-name="T2">:主营业务收入</text:span><text:span text:style-name="T7">15日</text:span><text:span text:style-name="T2"><text:tab/> 标签类型:数字框 <text:s text:c="3"/>必填</text:span></text:p>
      <text:p text:style-name="P56"><text:span text:style-name="T2"><text:tab/><text:tab/><text:tab/><text:tab/>字段名称_</text:span><text:span text:style-name="T19">79</text:span><text:span text:style-name="T2">:主营业务收入</text:span><text:span text:style-name="T7">20日</text:span><text:span text:style-name="T2"><text:tab/> 标签类型:数字框 <text:s text:c="3"/>必填</text:span></text:p>
      <text:p text:style-name="P56"><text:span text:style-name="T2"><text:tab/><text:tab/><text:tab/><text:tab/>字段名称_</text:span><text:span text:style-name="T19">80</text:span><text:span text:style-name="T2">:主营业务收入</text:span><text:span text:style-name="T7">30日</text:span><text:span text:style-name="T2"><text:tab/> 标签类型:数字框 <text:s text:c="3"/>必填</text:span></text:p>
      <text:p text:style-name="P61"><text:tab/><text:tab/><text:tab/><text:tab/>字段名称_<text:span text:style-name="T42">81</text:span>:预估应收账款名　值:<text:span text:style-name="T41">（</text:span>预估应收账款<text:span text:style-name="T41">）</text:span> <text:s text:c="3"/>必填</text:p>
      <text:p text:style-name="P56"><text:span text:style-name="T2"><text:tab/><text:tab/><text:tab/><text:tab/>字段名称_</text:span><text:span text:style-name="T19">82</text:span><text:span text:style-name="T2">:预估应收账款合计　标签类型:</text:span><text:span text:style-name="T4">数字框</text:span><text:span text:style-name="T2"> <text:s text:c="3"/>必填　</text:span><text:bookmark-start text:name="__DdeLink__4322_5218757611"/><text:span text:style-name="T2">（只读）</text:span><text:bookmark-end text:name="__DdeLink__4322_5218757611"/></text:p>
      <text:p text:style-name="P56"><text:tab/><text:tab/><text:tab/><text:tab/>字段名称_<text:span text:style-name="T42">83</text:span>:<text:span text:style-name="T2">预估应收账款</text:span><text:span text:style-name="T36">10日</text:span><text:tab/> 标签类型:数字框<text:span text:style-name="T2"> <text:s text:c="3"/>必填</text:span></text:p>
      <text:p text:style-name="P56"><text:soft-page-break/><text:span text:style-name="T2"><text:tab/><text:tab/><text:tab/><text:tab/>字段名称_</text:span><text:span text:style-name="T19">84</text:span><text:span text:style-name="T2">:预估应收账款</text:span><text:span text:style-name="T7">15日</text:span><text:span text:style-name="T2"><text:tab/> 标签类型:数字框 <text:s text:c="3"/>必填</text:span></text:p>
      <text:p text:style-name="P56"><text:span text:style-name="T2"><text:tab/><text:tab/><text:tab/><text:tab/>字段名称_</text:span><text:span text:style-name="T19">85</text:span><text:span text:style-name="T2">:预估应收账款</text:span><text:span text:style-name="T7">20日</text:span><text:span text:style-name="T2"><text:tab/> 标签类型:数字框 <text:s text:c="3"/>必填</text:span></text:p>
      <text:p text:style-name="P56"><text:span text:style-name="T2"><text:tab/><text:tab/><text:tab/><text:tab/>字段名称_</text:span><text:span text:style-name="T19">86</text:span><text:span text:style-name="T2">:预估应收账款</text:span><text:span text:style-name="T7">30日</text:span><text:span text:style-name="T2"><text:tab/> 标签类型:数字框 <text:s text:c="3"/>必填</text:span></text:p>
      <text:p text:style-name="P61"/>
      <text:p text:style-name="P61"><text:tab/><text:tab/><text:tab/><text:tab/>字段名称_<text:span text:style-name="T42">87</text:span>:实际资金缺口　值:<text:span text:style-name="T41">（</text:span>实际资金缺口<text:span text:style-name="T41">）</text:span> <text:s text:c="3"/>必填</text:p>
      <text:p text:style-name="P56"><text:span text:style-name="T2"><text:tab/><text:tab/><text:tab/><text:tab/>字段名称_</text:span><text:span text:style-name="T19">88</text:span><text:span text:style-name="T2">:实际资金缺口合计　标签类型:</text:span><text:span text:style-name="T4">数字框</text:span><text:span text:style-name="T2"> <text:s text:c="3"/>必填　（只读）</text:span></text:p>
      <text:p text:style-name="P56"><text:tab/><text:tab/><text:tab/><text:tab/>字段名称_<text:span text:style-name="T42">89</text:span>:<text:span text:style-name="T2">实际资金缺口</text:span><text:span text:style-name="T36">10日</text:span><text:tab/> 标签类型:数字框<text:span text:style-name="T2"> <text:s text:c="3"/>必填　（只读）</text:span></text:p>
      <text:p text:style-name="P56"><text:span text:style-name="T2"><text:tab/><text:tab/><text:tab/><text:tab/>字段名称_</text:span><text:span text:style-name="T19">9</text:span><text:span text:style-name="T9">0</text:span><text:span text:style-name="T2">:实际资金缺口</text:span><text:span text:style-name="T7">15日</text:span><text:span text:style-name="T2"><text:tab/> 标签类型:数字框 <text:s text:c="3"/>必填　（只读）</text:span></text:p>
      <text:p text:style-name="P56"><text:span text:style-name="T2"><text:tab/><text:tab/><text:tab/><text:tab/>字段名称_</text:span><text:span text:style-name="T19">9</text:span><text:span text:style-name="T9">1</text:span><text:span text:style-name="T2">:实际资金缺口</text:span><text:span text:style-name="T7">20日</text:span><text:span text:style-name="T2"><text:tab/> 标签类型:数字框 <text:s text:c="3"/>必填　（只读）</text:span></text:p>
      <text:p text:style-name="P56"><text:span text:style-name="T2"><text:tab/><text:tab/><text:tab/><text:tab/>字段名称_</text:span><text:span text:style-name="T19">9</text:span><text:span text:style-name="T9">2</text:span><text:span text:style-name="T2">:实际资金缺口</text:span><text:span text:style-name="T7">30日</text:span><text:span text:style-name="T2"><text:tab/> 标签类型:数字框 <text:s text:c="3"/>必填　（只读）</text:span></text:p>
      <text:p text:style-name="P61"/>
      <text:p text:style-name="P61"><text:tab/><text:tab/><text:tab/><text:tab/>字段名称_<text:span text:style-name="T42">93</text:span>:按时回款预估结余资金　值:<text:span text:style-name="T41">（</text:span>按时回款预估结余资金<text:span text:style-name="T41">）</text:span> <text:s text:c="3"/>必填</text:p>
      <text:p text:style-name="P56"><text:span text:style-name="T2"><text:tab/><text:tab/><text:tab/><text:tab/>字段名称_</text:span><text:span text:style-name="T19">94</text:span><text:span text:style-name="T2">:按时回款预估结余资金合计　标签类型:</text:span><text:span text:style-name="T4">数字框</text:span><text:span text:style-name="T2"> <text:s text:c="3"/>必填　（只读）</text:span></text:p>
      <text:p text:style-name="P56"><text:tab/><text:tab/><text:tab/><text:tab/>字段名称_<text:span text:style-name="T42">95</text:span>:<text:span text:style-name="T2">按时回款预估结余资金</text:span><text:span text:style-name="T36">10日</text:span><text:tab/> 标签类型:数字框<text:span text:style-name="T2"> <text:s text:c="3"/>必填　（只读）</text:span></text:p>
      <text:p text:style-name="P56"><text:span text:style-name="T2"><text:tab/><text:tab/><text:tab/><text:tab/>字段名称_</text:span><text:span text:style-name="T19">96</text:span><text:span text:style-name="T2">:按时回款预估结余资金</text:span><text:span text:style-name="T7">15日</text:span><text:span text:style-name="T2"><text:tab/> 标签类型:数字框 <text:s text:c="3"/>必填　（只读）</text:span></text:p>
      <text:p text:style-name="P56"><text:span text:style-name="T2"><text:tab/><text:tab/><text:tab/><text:tab/>字段名称_</text:span><text:span text:style-name="T19">97</text:span><text:span text:style-name="T2">:按时回款预估结余资金</text:span><text:span text:style-name="T7">20日</text:span><text:span text:style-name="T2"><text:tab/> 标签类型:数字框 <text:s text:c="3"/>必填　（只读）</text:span></text:p>
      <text:p text:style-name="P56"><text:span text:style-name="T3"><text:tab/><text:tab/><text:tab/><text:tab/>字段名称_</text:span><text:span text:style-name="T19">98</text:span><text:span text:style-name="T3">:按时回款预估结余资金</text:span><text:span text:style-name="T7">30日</text:span><text:span text:style-name="T3"><text:tab/> 标签类型:数字框 <text:s text:c="3"/>必填　（只读）</text:span></text:p>
      <text:p text:style-name="P5"><text:tab/><text:tab/><text:tab/><text:tab/></text:p>
      <text:p text:style-name="P23"><text:tab/><text:tab/><text:tab/></text:p>
      <text:p text:style-name="P4"><text:tab/><text:tab/><text:tab/><text:tab/></text:p>
      <text:p text:style-name="P19"/>
      <text:p text:style-name="P20"><text:tab/><text:tab/><text:tab/><text:span text:style-name="T25">功能名称_</text:span><text:span text:style-name="T27">4</text:span><text:span text:style-name="T25">:删除 功能类型:</text:span> 删除 <text:s/></text:p>
      <text:p text:style-name="P20"><text:tab/><text:tab/><text:tab/><text:tab/>温馨提示：确定删除这条数据么？</text:p>
      <text:p text:style-name="P20"><text:tab/><text:tab/><text:tab/><text:tab/><text:tab/></text:p>
      <text:p text:style-name="P36"><text:tab/><text:tab/><text:tab/><text:bookmark-start text:name="__DdeLink__18171_1271131015"/><text:span text:style-name="T25">功能名称_</text:span><text:span text:style-name="T26">5</text:span><text:span text:style-name="T25">:</text:span><text:span text:style-name="T31">查看详情</text:span><text:span text:style-name="T25"> 功能类型: </text:span><text:span text:style-name="T31">查看详情</text:span><text:bookmark text:name="__DdeLink__3773_3689537211"/><text:bookmark text:name="__DdeLink__3777_3689537211"/><text:bookmark-start text:name="__DdeLink__2728_127113101511"/></text:p>
      <text:p text:style-name="P36"><text:span text:style-name="T2"><text:tab/><text:tab/><text:tab/><text:tab/></text:span><text:bookmark-start text:name="__DdeLink__1296_10986552111"/><text:span text:style-name="T2">字段名称_</text:span><text:span text:style-name="T7">3</text:span><text:span text:style-name="T2">:</text:span><text:bookmark-start text:name="__DdeLink__19590_1441382339131"/><text:span text:style-name="T2">期初</text:span><text:bookmark-end text:name="__DdeLink__19590_1441382339131"/><text:span text:style-name="T2">余额合计</text:span><text:bookmark-end text:name="__DdeLink__1296_10986552111"/></text:p>
      <text:p text:style-name="P36"><text:tab/><text:tab/><text:tab/><text:tab/>字段名称_<text:span text:style-name="T36">4</text:span>:<text:bookmark-start text:name="__DdeLink__19594_144138233971"/>期初<text:bookmark-end text:name="__DdeLink__19594_144138233971"/>余额<text:span text:style-name="T36">10日</text:span></text:p>
      <text:p text:style-name="P36"><text:span text:style-name="T2"><text:tab/><text:tab/><text:tab/><text:tab/>字段名称_</text:span><text:span text:style-name="T9">5</text:span><text:span text:style-name="T2">:</text:span><text:bookmark-start text:name="__DdeLink__19594_1441382339221"/><text:span text:style-name="T2">期初</text:span><text:bookmark-end text:name="__DdeLink__19594_1441382339221"/><text:span text:style-name="T2">余额</text:span><text:span text:style-name="T7">15日</text:span></text:p>
      <text:p text:style-name="P36"><text:span text:style-name="T2"><text:tab/><text:tab/><text:tab/><text:tab/>字段名称_</text:span><text:span text:style-name="T9">6</text:span><text:span text:style-name="T2">:</text:span><text:bookmark-start text:name="__DdeLink__19594_1441382339321"/><text:span text:style-name="T2">期初</text:span><text:bookmark-end text:name="__DdeLink__19594_1441382339321"/><text:span text:style-name="T2">余额</text:span><text:span text:style-name="T7">20日</text:span><text:span text:style-name="T2"><text:tab/></text:span></text:p>
      <text:p text:style-name="P36"><text:span text:style-name="T2"><text:tab/><text:tab/><text:tab/><text:tab/>字段名称_</text:span><text:span text:style-name="T9">7</text:span><text:span text:style-name="T2">:</text:span><text:bookmark-start text:name="__DdeLink__19594_1441382339421"/><text:span text:style-name="T2">期初</text:span><text:bookmark-end text:name="__DdeLink__19594_1441382339421"/><text:span text:style-name="T2">余额</text:span><text:span text:style-name="T7">30日</text:span><text:span text:style-name="T2"><text:tab/> </text:span></text:p>
      <text:p text:style-name="P12"/>
      <text:p text:style-name="P36"><text:span text:style-name="T2"><text:tab/><text:tab/><text:tab/><text:tab/>字段名称_</text:span><text:span text:style-name="T9">8</text:span><text:span text:style-name="T2">:</text:span><text:span text:style-name="T8">劳务成本</text:span><text:span text:style-name="T2">合计　</text:span></text:p>
      <text:p text:style-name="P36"><text:tab/><text:tab/><text:tab/><text:tab/>字段名称_<text:span text:style-name="T37">9</text:span>:<text:span text:style-name="T8">劳务成本</text:span><text:span text:style-name="T36">10日</text:span><text:tab/> </text:p>
      <text:p text:style-name="P36"><text:span text:style-name="T2"><text:tab/><text:tab/><text:tab/><text:tab/>字段名称_</text:span><text:span text:style-name="T9">10</text:span><text:span text:style-name="T2">:</text:span><text:span text:style-name="T8">劳务成本</text:span><text:span text:style-name="T7">15日</text:span><text:span text:style-name="T2"><text:tab/> </text:span></text:p>
      <text:p text:style-name="P36"><text:span text:style-name="T2"><text:tab/><text:tab/><text:tab/><text:tab/>字段名称_</text:span><text:span text:style-name="T9">11</text:span><text:span text:style-name="T2">:</text:span><text:span text:style-name="T8">劳务成本</text:span><text:span text:style-name="T7">20日</text:span><text:span text:style-name="T2"><text:tab/> </text:span></text:p>
      <text:p text:style-name="P36"><text:span text:style-name="T2"><text:tab/><text:tab/><text:tab/><text:tab/>字段名称_</text:span><text:span text:style-name="T9">12</text:span><text:span text:style-name="T2">:</text:span><text:span text:style-name="T8">劳务成本</text:span><text:span text:style-name="T7">30日</text:span><text:span text:style-name="T2"><text:tab/> </text:span></text:p>
      <text:p text:style-name="P12"><text:tab/><text:tab/><text:tab/><text:tab/>（劳务成本明细，可能有多条，例如：）</text:p>
      <text:p text:style-name="P36"><text:span text:style-name="T2"><text:tab/><text:tab/><text:tab/><text:tab/>字段名称_</text:span><text:span text:style-name="T9">1</text:span><text:span text:style-name="T7">3</text:span><text:span text:style-name="T2">:</text:span><text:span text:style-name="T8">财务费</text:span><text:span text:style-name="T2">合计　</text:span></text:p>
      <text:p text:style-name="P36"><text:tab/><text:tab/><text:tab/><text:tab/>字段名称_<text:span text:style-name="T37">14</text:span>:<text:span text:style-name="T8">财务费</text:span><text:span text:style-name="T36">10日</text:span><text:tab/> </text:p>
      <text:p text:style-name="P36"><text:span text:style-name="T2"><text:tab/><text:tab/><text:tab/><text:tab/>字段名称_</text:span><text:span text:style-name="T9">15</text:span><text:span text:style-name="T2">:</text:span><text:span text:style-name="T8">财务费</text:span><text:span text:style-name="T7">15日</text:span><text:span text:style-name="T2"><text:tab/> </text:span></text:p>
      <text:p text:style-name="P36"><text:span text:style-name="T2"><text:tab/><text:tab/><text:tab/><text:tab/>字段名称_</text:span><text:span text:style-name="T9">16</text:span><text:span text:style-name="T2">:</text:span><text:span text:style-name="T8">财务费</text:span><text:span text:style-name="T7">20日</text:span><text:span text:style-name="T2"><text:tab/> </text:span></text:p>
      <text:p text:style-name="P36"><text:span text:style-name="T2"><text:tab/><text:tab/><text:tab/><text:tab/>字段名称_</text:span><text:span text:style-name="T9">17</text:span><text:span text:style-name="T2">:</text:span><text:span text:style-name="T8">财务费</text:span><text:span text:style-name="T7">30日</text:span><text:span text:style-name="T2"><text:tab/> </text:span></text:p>
      <text:p text:style-name="P36"><text:tab/><text:tab/><text:tab/><text:tab/></text:p>
      <text:p text:style-name="P36"><text:tab/><text:tab/><text:tab/><text:tab/><text:span text:style-name="T2">字段名称_</text:span><text:span text:style-name="T9">18</text:span><text:span text:style-name="T2">:应交税金合计　</text:span></text:p>
      <text:p text:style-name="P36"><text:tab/><text:tab/><text:tab/><text:tab/>字段名称_<text:span text:style-name="T37">19</text:span>:<text:span text:style-name="T2">应交税金</text:span><text:span text:style-name="T36">10日</text:span><text:tab/> </text:p>
      <text:p text:style-name="P36"><text:span text:style-name="T2"><text:tab/><text:tab/><text:tab/><text:tab/>字段名称_</text:span><text:span text:style-name="T9">20</text:span><text:span text:style-name="T2">:应交税金</text:span><text:span text:style-name="T7">15日</text:span><text:span text:style-name="T2"><text:tab/> </text:span></text:p>
      <text:p text:style-name="P36"><text:span text:style-name="T2"><text:tab/><text:tab/><text:tab/><text:tab/>字段名称_</text:span><text:span text:style-name="T9">21</text:span><text:span text:style-name="T2">:应交税金</text:span><text:span text:style-name="T7">20日</text:span><text:span text:style-name="T2"><text:tab/> </text:span></text:p>
      <text:p text:style-name="P36"><text:span text:style-name="T2"><text:tab/><text:tab/><text:tab/><text:tab/>字段名称_</text:span><text:span text:style-name="T9">22</text:span><text:span text:style-name="T2">:应交税金</text:span><text:span text:style-name="T7">30日</text:span><text:span text:style-name="T2"><text:tab/> </text:span></text:p>
      <text:p text:style-name="P12"/>
      <text:p text:style-name="P36"><text:span text:style-name="T2"><text:tab/><text:tab/><text:tab/><text:tab/>字段名称_</text:span><text:span text:style-name="T9">2</text:span><text:span text:style-name="T7">3</text:span><text:span text:style-name="T2">:公司借入合计　</text:span></text:p>
      <text:p text:style-name="P36"><text:tab/><text:tab/><text:tab/><text:tab/>字段名称_<text:span text:style-name="T37">24</text:span>:<text:span text:style-name="T2">公司借入</text:span><text:span text:style-name="T36">10日</text:span><text:tab/> </text:p>
      <text:p text:style-name="P36"><text:span text:style-name="T2"><text:tab/><text:tab/><text:tab/><text:tab/>字段名称_</text:span><text:span text:style-name="T9">25</text:span><text:span text:style-name="T2">:公司借入</text:span><text:span text:style-name="T7">15日</text:span></text:p>
      <text:p text:style-name="P36"><text:span text:style-name="T2"><text:tab/><text:tab/><text:tab/><text:tab/>字段名称_</text:span><text:span text:style-name="T9">26</text:span><text:span text:style-name="T2">:公司借入</text:span><text:span text:style-name="T7">20日</text:span><text:span text:style-name="T2"><text:tab/> </text:span></text:p>
      <text:p text:style-name="P36"><text:span text:style-name="T2"><text:tab/><text:tab/><text:tab/><text:tab/>字段名称_</text:span><text:span text:style-name="T9">27</text:span><text:span text:style-name="T2">:公司借入</text:span><text:span text:style-name="T7">30日</text:span><text:span text:style-name="T2"><text:tab/> </text:span></text:p>
      <text:p text:style-name="P12"><text:tab/><text:tab/><text:tab/><text:tab/>（公司借入，可能有多条，例如：）</text:p>
      <text:p text:style-name="P36"><text:span text:style-name="T2"><text:tab/><text:tab/><text:tab/><text:tab/>字段名称_</text:span><text:span text:style-name="T9">28</text:span><text:span text:style-name="T2">:</text:span><text:span text:style-name="T8">股东借入</text:span><text:span text:style-name="T2">合计　</text:span></text:p>
      <text:p text:style-name="P36"><text:tab/><text:tab/><text:tab/><text:tab/>字段名称_<text:span text:style-name="T37">29</text:span>:<text:span text:style-name="T8">股东借入</text:span><text:span text:style-name="T36">10日</text:span><text:tab/></text:p>
      <text:p text:style-name="P36"><text:span text:style-name="T2"><text:tab/><text:tab/><text:tab/><text:tab/>字段名称_</text:span><text:span text:style-name="T9">30</text:span><text:span text:style-name="T2">:</text:span><text:span text:style-name="T8">股东借入</text:span><text:span text:style-name="T7">15日</text:span><text:span text:style-name="T2"><text:tab/> </text:span></text:p>
      <text:p text:style-name="P36"><text:soft-page-break/><text:span text:style-name="T2"><text:tab/><text:tab/><text:tab/><text:tab/>字段名称_</text:span><text:span text:style-name="T9">31</text:span><text:span text:style-name="T2">:</text:span><text:span text:style-name="T8">股东借入</text:span><text:span text:style-name="T7">20日</text:span><text:span text:style-name="T2"><text:tab/> </text:span></text:p>
      <text:p text:style-name="P36"><text:span text:style-name="T2"><text:tab/><text:tab/><text:tab/><text:tab/>字段名称_</text:span><text:span text:style-name="T9">32</text:span><text:span text:style-name="T2">:</text:span><text:span text:style-name="T8">股东借入</text:span><text:span text:style-name="T7">30日</text:span><text:span text:style-name="T2"><text:tab/> </text:span></text:p>
      <text:p text:style-name="P12"/>
      <text:p text:style-name="P36"><text:span text:style-name="T2"><text:tab/><text:tab/><text:tab/><text:tab/>字段名称_</text:span><text:span text:style-name="T9">33</text:span><text:span text:style-name="T2">:实收资本合计　</text:span></text:p>
      <text:p text:style-name="P36"><text:tab/><text:tab/><text:tab/><text:tab/>字段名称_<text:span text:style-name="T37">34</text:span>:<text:span text:style-name="T2">实收资本</text:span><text:span text:style-name="T36">10日</text:span><text:tab/></text:p>
      <text:p text:style-name="P36"><text:span text:style-name="T2"><text:tab/><text:tab/><text:tab/><text:tab/>字段名称_</text:span><text:span text:style-name="T9">35</text:span><text:span text:style-name="T2">:实收资本</text:span><text:span text:style-name="T7">15日</text:span></text:p>
      <text:p text:style-name="P36"><text:span text:style-name="T2"><text:tab/><text:tab/><text:tab/><text:tab/>字段名称_</text:span><text:span text:style-name="T9">36</text:span><text:span text:style-name="T2">:实收资本</text:span><text:span text:style-name="T7">20日</text:span><text:span text:style-name="T2"><text:tab/> </text:span></text:p>
      <text:p text:style-name="P36"><text:span text:style-name="T2"><text:tab/><text:tab/><text:tab/><text:tab/>字段名称_</text:span><text:span text:style-name="T9">37</text:span><text:span text:style-name="T2">:实收资本</text:span><text:span text:style-name="T7">30日</text:span><text:span text:style-name="T2"><text:tab/> </text:span></text:p>
      <text:p text:style-name="P12"><text:tab/><text:tab/><text:tab/><text:tab/>（实收资本，可能有多条，例如：）</text:p>
      <text:p text:style-name="P36"><text:span text:style-name="T2"><text:tab/><text:tab/><text:tab/><text:tab/>字段名称_</text:span><text:span text:style-name="T9">38</text:span><text:span text:style-name="T2">:实收资本明细合计　</text:span></text:p>
      <text:p text:style-name="P36"><text:tab/><text:tab/><text:tab/><text:tab/>字段名称_<text:span text:style-name="T37">39</text:span>:<text:span text:style-name="T2">实收资本明细</text:span><text:span text:style-name="T36">10日</text:span><text:tab/> </text:p>
      <text:p text:style-name="P36"><text:span text:style-name="T2"><text:tab/><text:tab/><text:tab/><text:tab/>字段名称_</text:span><text:span text:style-name="T9">40</text:span><text:span text:style-name="T2">:实收资本明细</text:span><text:span text:style-name="T8">入</text:span><text:span text:style-name="T7">15日</text:span><text:span text:style-name="T2"><text:tab/> </text:span></text:p>
      <text:p text:style-name="P36"><text:span text:style-name="T2"><text:tab/><text:tab/><text:tab/><text:tab/>字段名称_</text:span><text:span text:style-name="T7">4</text:span><text:span text:style-name="T9">1</text:span><text:span text:style-name="T2">:实收资本明细</text:span><text:span text:style-name="T7">20日</text:span><text:span text:style-name="T2"><text:tab/></text:span></text:p>
      <text:p text:style-name="P36"><text:span text:style-name="T2"><text:tab/><text:tab/><text:tab/><text:tab/>字段名称_</text:span><text:span text:style-name="T7">4</text:span><text:span text:style-name="T9">2</text:span><text:span text:style-name="T2">:实收资本明细</text:span><text:span text:style-name="T7">30日</text:span><text:span text:style-name="T2"><text:tab/> </text:span></text:p>
      <text:p text:style-name="P12"/>
      <text:p text:style-name="P36"><text:span text:style-name="T2"><text:tab/><text:tab/><text:tab/><text:tab/>字段名称_</text:span><text:span text:style-name="T9">4</text:span><text:span text:style-name="T7">3</text:span><text:span text:style-name="T2">:公司借出合计　</text:span></text:p>
      <text:p text:style-name="P36"><text:tab/><text:tab/><text:tab/><text:tab/>字段名称_<text:span text:style-name="T36">44</text:span>:<text:span text:style-name="T2">公司借出</text:span><text:span text:style-name="T36">10日</text:span><text:tab/> </text:p>
      <text:p text:style-name="P36"><text:span text:style-name="T2"><text:tab/><text:tab/><text:tab/><text:tab/>字段名称_</text:span><text:span text:style-name="T7">4</text:span><text:span text:style-name="T9">5</text:span><text:span text:style-name="T2">:公司借出</text:span><text:span text:style-name="T7">15日</text:span><text:span text:style-name="T2"><text:tab/> </text:span></text:p>
      <text:p text:style-name="P36"><text:span text:style-name="T2"><text:tab/><text:tab/><text:tab/><text:tab/>字段名称_</text:span><text:span text:style-name="T7">4</text:span><text:span text:style-name="T9">6</text:span><text:span text:style-name="T2">:公司借出</text:span><text:span text:style-name="T7">20日</text:span><text:span text:style-name="T2"><text:tab/> </text:span></text:p>
      <text:p text:style-name="P36"><text:span text:style-name="T2"><text:tab/><text:tab/><text:tab/><text:tab/>字段名称_</text:span><text:span text:style-name="T7">4</text:span><text:span text:style-name="T9">7</text:span><text:span text:style-name="T2">:公司借出</text:span><text:span text:style-name="T7">30日</text:span></text:p>
      <text:p text:style-name="P12"><text:tab/><text:tab/><text:tab/><text:tab/>（公司借出，可能有多条，例如：）</text:p>
      <text:p text:style-name="P36"><text:span text:style-name="T2"><text:tab/><text:tab/><text:tab/><text:tab/>字段名称_</text:span><text:span text:style-name="T9">48</text:span><text:span text:style-name="T2">:股东借出合计　</text:span></text:p>
      <text:p text:style-name="P36"><text:tab/><text:tab/><text:tab/><text:tab/>字段名称_<text:span text:style-name="T36">49</text:span>:<text:span text:style-name="T2">股东借出</text:span><text:span text:style-name="T36">10日</text:span><text:tab/></text:p>
      <text:p text:style-name="P36"><text:span text:style-name="T2"><text:tab/><text:tab/><text:tab/><text:tab/>字段名称_</text:span><text:span text:style-name="T9">50</text:span><text:span text:style-name="T2">:股东借出</text:span><text:span text:style-name="T7">15日</text:span><text:span text:style-name="T2"><text:tab/> </text:span></text:p>
      <text:p text:style-name="P36"><text:span text:style-name="T2"><text:tab/><text:tab/><text:tab/><text:tab/>字段名称_</text:span><text:span text:style-name="T9">51</text:span><text:span text:style-name="T2">:股东借出</text:span><text:span text:style-name="T7">20日</text:span><text:span text:style-name="T2"><text:tab/> </text:span></text:p>
      <text:p text:style-name="P36"><text:span text:style-name="T2"><text:tab/><text:tab/><text:tab/><text:tab/>字段名称_</text:span><text:span text:style-name="T9">52</text:span><text:span text:style-name="T2">:股东借出</text:span><text:span text:style-name="T7">30日</text:span><text:span text:style-name="T2"><text:tab/> </text:span></text:p>
      <text:p text:style-name="P12"/>
      <text:p text:style-name="P36"><text:span text:style-name="T2"><text:tab/><text:tab/><text:tab/></text:span><text:bookmark-end text:name="__DdeLink__2728_127113101511"/><text:span text:style-name="T2"><text:tab/> 字段名称_</text:span><text:span text:style-name="T9">5</text:span><text:span text:style-name="T7">3</text:span><text:span text:style-name="T2">:主营业务收入合计　</text:span></text:p>
      <text:p text:style-name="P36"><text:tab/><text:tab/><text:tab/><text:tab/>字段名称_<text:span text:style-name="T37">54</text:span>:<text:span text:style-name="T2">主营业务收入</text:span><text:span text:style-name="T36">10日</text:span><text:tab/> </text:p>
      <text:p text:style-name="P36"><text:span text:style-name="T2"><text:tab/><text:tab/><text:tab/><text:tab/>字段名称_</text:span><text:span text:style-name="T9">55</text:span><text:span text:style-name="T2">:主营业务收入</text:span><text:span text:style-name="T7">15日</text:span><text:span text:style-name="T2"><text:tab/> </text:span></text:p>
      <text:p text:style-name="P36"><text:span text:style-name="T2"><text:tab/><text:tab/><text:tab/><text:tab/>字段名称_</text:span><text:span text:style-name="T9">56</text:span><text:span text:style-name="T2">:主营业务收入</text:span><text:span text:style-name="T7">20日</text:span><text:span text:style-name="T2"><text:tab/></text:span></text:p>
      <text:p text:style-name="P36"><text:span text:style-name="T2"><text:tab/><text:tab/><text:tab/><text:tab/>字段名称_</text:span><text:span text:style-name="T9">57</text:span><text:span text:style-name="T2">:主营业务收入</text:span><text:span text:style-name="T7">30日</text:span><text:span text:style-name="T2"><text:tab/> </text:span></text:p>
      <text:p text:style-name="P12"><text:tab/><text:tab/><text:tab/><text:tab/>（主营业务收入，可能有多条，例如：）</text:p>
      <text:p text:style-name="P36"><text:span text:style-name="T2"><text:tab/><text:tab/><text:tab/><text:tab/>字段名称_</text:span><text:span text:style-name="T9">58</text:span><text:span text:style-name="T2">:主营业务收入合计　</text:span></text:p>
      <text:p text:style-name="P36"><text:tab/><text:tab/><text:tab/><text:tab/>字段名称_<text:span text:style-name="T37">59</text:span>:<text:span text:style-name="T2">主营业务收入</text:span><text:span text:style-name="T36">10日</text:span><text:tab/></text:p>
      <text:p text:style-name="P36"><text:span text:style-name="T2"><text:tab/><text:tab/><text:tab/><text:tab/>字段名称_</text:span><text:span text:style-name="T9">60</text:span><text:span text:style-name="T2">:主营业务收入</text:span><text:span text:style-name="T7">15日</text:span><text:span text:style-name="T2"><text:tab/> </text:span></text:p>
      <text:p text:style-name="P36"><text:span text:style-name="T2"><text:tab/><text:tab/><text:tab/><text:tab/>字段名称_</text:span><text:span text:style-name="T9">61</text:span><text:span text:style-name="T2">:主营业务收入</text:span><text:span text:style-name="T7">20日</text:span><text:span text:style-name="T2"><text:tab/> </text:span></text:p>
      <text:p text:style-name="P36"><text:span text:style-name="T2"><text:tab/><text:tab/><text:tab/><text:tab/>字段名称_</text:span><text:span text:style-name="T9">62</text:span><text:span text:style-name="T2">:主营业务收入</text:span><text:span text:style-name="T7">30日</text:span><text:span text:style-name="T2"><text:tab/> </text:span></text:p>
      <text:p text:style-name="P12"/>
      <text:p text:style-name="P36"><text:span text:style-name="T2"><text:tab/><text:tab/><text:tab/><text:tab/>字段名称_</text:span><text:span text:style-name="T9">6</text:span><text:span text:style-name="T7">3</text:span><text:span text:style-name="T2">:预估应收账款合计　</text:span></text:p>
      <text:p text:style-name="P36"><text:tab/><text:tab/><text:tab/><text:tab/>字段名称_<text:span text:style-name="T37">64</text:span>:<text:span text:style-name="T2">预估应收账款</text:span><text:span text:style-name="T36">10日</text:span><text:tab/> </text:p>
      <text:p text:style-name="P36"><text:span text:style-name="T2"><text:tab/><text:tab/><text:tab/><text:tab/>字段名称_</text:span><text:span text:style-name="T9">65</text:span><text:span text:style-name="T2">:预估应收账款</text:span><text:span text:style-name="T7">15日</text:span><text:span text:style-name="T2"><text:tab/></text:span></text:p>
      <text:p text:style-name="P36"><text:span text:style-name="T2"><text:tab/><text:tab/><text:tab/><text:tab/>字段名称_</text:span><text:span text:style-name="T9">66</text:span><text:span text:style-name="T2">:预估应收账款</text:span><text:span text:style-name="T7">20日</text:span><text:span text:style-name="T2"><text:tab/></text:span></text:p>
      <text:p text:style-name="P36"><text:span text:style-name="T2"><text:tab/><text:tab/><text:tab/><text:tab/>字段名称_</text:span><text:span text:style-name="T9">67</text:span><text:span text:style-name="T2">:预估应收账款</text:span><text:span text:style-name="T7">30日</text:span><text:span text:style-name="T2"><text:tab/> </text:span></text:p>
      <text:p text:style-name="P12"/>
      <text:p text:style-name="P36"><text:span text:style-name="T2"><text:tab/><text:tab/><text:tab/><text:tab/>字段名称_</text:span><text:span text:style-name="T9">68</text:span><text:span text:style-name="T2">:实际资金缺口合计　</text:span></text:p>
      <text:p text:style-name="P36"><text:tab/><text:tab/><text:tab/><text:tab/>字段名称_<text:span text:style-name="T37">69</text:span>:<text:span text:style-name="T2">实际资金缺口</text:span><text:span text:style-name="T36">10日</text:span><text:tab/> </text:p>
      <text:p text:style-name="P36"><text:span text:style-name="T2"><text:tab/><text:tab/><text:tab/><text:tab/>字段名称_</text:span><text:span text:style-name="T9">70</text:span><text:span text:style-name="T2">:实际资金缺口</text:span><text:span text:style-name="T7">15日</text:span><text:span text:style-name="T2"><text:tab/></text:span></text:p>
      <text:p text:style-name="P36"><text:span text:style-name="T2"><text:tab/><text:tab/><text:tab/><text:tab/>字段名称_</text:span><text:span text:style-name="T9">71</text:span><text:span text:style-name="T2">:实际资金缺口</text:span><text:span text:style-name="T7">20日</text:span><text:span text:style-name="T2"><text:tab/></text:span></text:p>
      <text:p text:style-name="P36"><text:span text:style-name="T2"><text:tab/><text:tab/><text:tab/><text:tab/>字段名称_</text:span><text:span text:style-name="T9">72</text:span><text:span text:style-name="T2">:实际资金缺口</text:span><text:span text:style-name="T7">30日</text:span><text:span text:style-name="T2"><text:tab/> </text:span></text:p>
      <text:p text:style-name="P12"/>
      <text:p text:style-name="P36"><text:span text:style-name="T2"><text:tab/><text:tab/><text:tab/><text:tab/>字段名称_</text:span><text:span text:style-name="T9">7</text:span><text:span text:style-name="T7">3</text:span><text:span text:style-name="T2">:按时回款预估结余资金合计</text:span></text:p>
      <text:p text:style-name="P36"><text:tab/><text:tab/><text:tab/><text:tab/>字段名称_<text:span text:style-name="T37">74</text:span>:<text:span text:style-name="T2">按时回款预估结余资金</text:span><text:span text:style-name="T36">10日</text:span><text:tab/> </text:p>
      <text:p text:style-name="P36"><text:span text:style-name="T2"><text:tab/><text:tab/><text:tab/><text:tab/>字段名称_</text:span><text:span text:style-name="T9">75</text:span><text:span text:style-name="T2">:按时回款预估结余资金</text:span><text:span text:style-name="T7">15日</text:span><text:span text:style-name="T2"><text:tab/></text:span></text:p>
      <text:p text:style-name="P36"><text:span text:style-name="T2"><text:tab/><text:tab/><text:tab/><text:tab/>字段名称_</text:span><text:span text:style-name="T9">76</text:span><text:span text:style-name="T2">:按时回款预估结余资金</text:span><text:span text:style-name="T7">20日</text:span><text:span text:style-name="T2"><text:tab/> </text:span></text:p>
      <text:p text:style-name="P36"><text:span text:style-name="T3"><text:tab/><text:tab/><text:tab/><text:tab/>字段名称_</text:span><text:span text:style-name="T9">77</text:span><text:span text:style-name="T3">:按时回款预估结余资金</text:span><text:span text:style-name="T7">30日</text:span><text:span text:style-name="T3"><text:tab/> </text:span></text:p>
      <text:p text:style-name="P6"><text:tab/><text:tab/><text:tab/></text:p>
      <text:p text:style-name="P6"><text:span text:style-name="T25"><text:tab/><text:tab/><text:tab/>功能名称_</text:span><text:span text:style-name="T29">6</text:span><text:span text:style-name="T25">:</text:span><text:span text:style-name="T30">月汇总</text:span><text:span text:style-name="T25"> 功能类型:</text:span></text:p>
      <text:p text:style-name="P28"><text:soft-page-break/><text:tab/><text:tab/><text:tab/><text:tab/>隐藏id</text:p>
      <text:p text:style-name="P31"><text:tab/><text:tab/><text:tab/><text:tab/>字段名称_<text:span text:style-name="T38">1</text:span>:时间<text:tab/><text:tab/><text:tab/>标签类型:时间框（年月日） <text:s/><text:span text:style-name="T2"><text:s/>必填 <text:s text:c="2"/>不可编辑</text:span></text:p>
      <text:p text:style-name="P31"><text:span text:style-name="T2"><text:tab/><text:tab/><text:tab/><text:tab/>字段名称_</text:span><text:span text:style-name="T10">2</text:span><text:span text:style-name="T2">:</text:span><text:span text:style-name="T10">部门</text:span><text:span text:style-name="T2"><text:tab/><text:tab/><text:tab/>标签类型:下拉框 <text:s text:c="2"/>必填 <text:s/>不可编辑</text:span></text:p>
      <text:p text:style-name="P8"><text:tab/><text:tab/><text:tab/><text:tab/>汇总表头：<text:bookmark text:name="__DdeLink__3773_36895372111"/><text:bookmark text:name="__DdeLink__3777_36895372111"/><text:bookmark-start text:name="__DdeLink__2728_1271131015111"/></text:p>
      <text:p text:style-name="P37"><text:span text:style-name="T2"><text:tab/><text:tab/><text:tab/><text:tab/></text:span><text:bookmark-start text:name="__DdeLink__1296_109865521111"/><text:span text:style-name="T2">字段名称_</text:span><text:span text:style-name="T7">3</text:span><text:span text:style-name="T2">:</text:span><text:bookmark-start text:name="__DdeLink__19590_14413823391311"/><text:span text:style-name="T2">期初</text:span><text:bookmark-end text:name="__DdeLink__19590_14413823391311"/><text:span text:style-name="T2">余额合计</text:span><text:bookmark-end text:name="__DdeLink__1296_109865521111"/></text:p>
      <text:p text:style-name="P37"><text:tab/><text:tab/><text:tab/><text:tab/>字段名称_<text:span text:style-name="T36">4</text:span>:<text:bookmark-start text:name="__DdeLink__19594_1441382339711"/>期初<text:bookmark-end text:name="__DdeLink__19594_1441382339711"/>余额<text:span text:style-name="T36">10日</text:span></text:p>
      <text:p text:style-name="P37"><text:span text:style-name="T2"><text:tab/><text:tab/><text:tab/><text:tab/>字段名称_</text:span><text:span text:style-name="T9">5</text:span><text:span text:style-name="T2">:</text:span><text:bookmark-start text:name="__DdeLink__19594_14413823392211"/><text:span text:style-name="T2">期初</text:span><text:bookmark-end text:name="__DdeLink__19594_14413823392211"/><text:span text:style-name="T2">余额</text:span><text:span text:style-name="T7">15日</text:span></text:p>
      <text:p text:style-name="P37"><text:span text:style-name="T2"><text:tab/><text:tab/><text:tab/><text:tab/>字段名称_</text:span><text:span text:style-name="T9">6</text:span><text:span text:style-name="T2">:</text:span><text:bookmark-start text:name="__DdeLink__19594_14413823393211"/><text:span text:style-name="T2">期初</text:span><text:bookmark-end text:name="__DdeLink__19594_14413823393211"/><text:span text:style-name="T2">余额</text:span><text:span text:style-name="T7">20日</text:span><text:span text:style-name="T2"><text:tab/></text:span></text:p>
      <text:p text:style-name="P37"><text:span text:style-name="T2"><text:tab/><text:tab/><text:tab/><text:tab/>字段名称_</text:span><text:span text:style-name="T9">7</text:span><text:span text:style-name="T2">:</text:span><text:bookmark-start text:name="__DdeLink__19594_14413823394211"/><text:span text:style-name="T2">期初</text:span><text:bookmark-end text:name="__DdeLink__19594_14413823394211"/><text:span text:style-name="T2">余额</text:span><text:span text:style-name="T7">30日</text:span><text:span text:style-name="T2"><text:tab/> </text:span></text:p>
      <text:p text:style-name="P13"/>
      <text:p text:style-name="P37"><text:span text:style-name="T2"><text:tab/><text:tab/><text:tab/><text:tab/>字段名称_</text:span><text:span text:style-name="T9">8</text:span><text:span text:style-name="T2">:</text:span><text:span text:style-name="T8">劳务成本</text:span><text:span text:style-name="T2">合计　</text:span></text:p>
      <text:p text:style-name="P37"><text:tab/><text:tab/><text:tab/><text:tab/>字段名称_<text:span text:style-name="T37">9</text:span>:<text:span text:style-name="T8">劳务成本</text:span><text:span text:style-name="T36">10日</text:span><text:tab/> </text:p>
      <text:p text:style-name="P37"><text:span text:style-name="T2"><text:tab/><text:tab/><text:tab/><text:tab/>字段名称_</text:span><text:span text:style-name="T9">10</text:span><text:span text:style-name="T2">:</text:span><text:span text:style-name="T8">劳务成本</text:span><text:span text:style-name="T7">15日</text:span><text:span text:style-name="T2"><text:tab/> </text:span></text:p>
      <text:p text:style-name="P37"><text:span text:style-name="T2"><text:tab/><text:tab/><text:tab/><text:tab/>字段名称_</text:span><text:span text:style-name="T9">11</text:span><text:span text:style-name="T2">:</text:span><text:span text:style-name="T8">劳务成本</text:span><text:span text:style-name="T7">20日</text:span><text:span text:style-name="T2"><text:tab/> </text:span></text:p>
      <text:p text:style-name="P37"><text:span text:style-name="T2"><text:tab/><text:tab/><text:tab/><text:tab/>字段名称_</text:span><text:span text:style-name="T9">12</text:span><text:span text:style-name="T2">:</text:span><text:span text:style-name="T8">劳务成本</text:span><text:span text:style-name="T7">30日</text:span><text:span text:style-name="T2"><text:tab/> </text:span></text:p>
      <text:p text:style-name="P13"><text:tab/><text:tab/><text:tab/><text:tab/>（劳务成本明细，可能有多条，例如：）</text:p>
      <text:p text:style-name="P37"><text:span text:style-name="T2"><text:tab/><text:tab/><text:tab/><text:tab/>字段名称_</text:span><text:span text:style-name="T9">1</text:span><text:span text:style-name="T7">3</text:span><text:span text:style-name="T2">:</text:span><text:span text:style-name="T8">财务费</text:span><text:span text:style-name="T2">合计　</text:span></text:p>
      <text:p text:style-name="P37"><text:tab/><text:tab/><text:tab/><text:tab/>字段名称_<text:span text:style-name="T37">14</text:span>:<text:span text:style-name="T8">财务费</text:span><text:span text:style-name="T36">10日</text:span><text:tab/> </text:p>
      <text:p text:style-name="P37"><text:span text:style-name="T2"><text:tab/><text:tab/><text:tab/><text:tab/>字段名称_</text:span><text:span text:style-name="T9">15</text:span><text:span text:style-name="T2">:</text:span><text:span text:style-name="T8">财务费</text:span><text:span text:style-name="T7">15日</text:span><text:span text:style-name="T2"><text:tab/> </text:span></text:p>
      <text:p text:style-name="P37"><text:span text:style-name="T2"><text:tab/><text:tab/><text:tab/><text:tab/>字段名称_</text:span><text:span text:style-name="T9">16</text:span><text:span text:style-name="T2">:</text:span><text:span text:style-name="T8">财务费</text:span><text:span text:style-name="T7">20日</text:span><text:span text:style-name="T2"><text:tab/> </text:span></text:p>
      <text:p text:style-name="P37"><text:span text:style-name="T2"><text:tab/><text:tab/><text:tab/><text:tab/>字段名称_</text:span><text:span text:style-name="T9">17</text:span><text:span text:style-name="T2">:</text:span><text:span text:style-name="T8">财务费</text:span><text:span text:style-name="T7">30日</text:span><text:span text:style-name="T2"><text:tab/> </text:span></text:p>
      <text:p text:style-name="P37"><text:tab/><text:tab/><text:tab/><text:tab/></text:p>
      <text:p text:style-name="P37"><text:tab/><text:tab/><text:tab/><text:tab/><text:span text:style-name="T2">字段名称_</text:span><text:span text:style-name="T9">18</text:span><text:span text:style-name="T2">:应交税金合计　</text:span></text:p>
      <text:p text:style-name="P37"><text:tab/><text:tab/><text:tab/><text:tab/>字段名称_<text:span text:style-name="T37">19</text:span>:<text:span text:style-name="T2">应交税金</text:span><text:span text:style-name="T36">10日</text:span><text:tab/> </text:p>
      <text:p text:style-name="P37"><text:span text:style-name="T2"><text:tab/><text:tab/><text:tab/><text:tab/>字段名称_</text:span><text:span text:style-name="T9">20</text:span><text:span text:style-name="T2">:应交税金</text:span><text:span text:style-name="T7">15日</text:span><text:span text:style-name="T2"><text:tab/> </text:span></text:p>
      <text:p text:style-name="P37"><text:span text:style-name="T2"><text:tab/><text:tab/><text:tab/><text:tab/>字段名称_</text:span><text:span text:style-name="T9">21</text:span><text:span text:style-name="T2">:应交税金</text:span><text:span text:style-name="T7">20日</text:span><text:span text:style-name="T2"><text:tab/> </text:span></text:p>
      <text:p text:style-name="P37"><text:span text:style-name="T2"><text:tab/><text:tab/><text:tab/><text:tab/>字段名称_</text:span><text:span text:style-name="T9">22</text:span><text:span text:style-name="T2">:应交税金</text:span><text:span text:style-name="T7">30日</text:span><text:span text:style-name="T2"><text:tab/> </text:span></text:p>
      <text:p text:style-name="P13"/>
      <text:p text:style-name="P37"><text:span text:style-name="T2"><text:tab/><text:tab/><text:tab/><text:tab/>字段名称_</text:span><text:span text:style-name="T9">2</text:span><text:span text:style-name="T7">3</text:span><text:span text:style-name="T2">:公司借入合计　</text:span></text:p>
      <text:p text:style-name="P37"><text:tab/><text:tab/><text:tab/><text:tab/>字段名称_<text:span text:style-name="T37">24</text:span>:<text:span text:style-name="T2">公司借入</text:span><text:span text:style-name="T36">10日</text:span><text:tab/> </text:p>
      <text:p text:style-name="P37"><text:span text:style-name="T2"><text:tab/><text:tab/><text:tab/><text:tab/>字段名称_</text:span><text:span text:style-name="T9">25</text:span><text:span text:style-name="T2">:公司借入</text:span><text:span text:style-name="T7">15日</text:span></text:p>
      <text:p text:style-name="P37"><text:span text:style-name="T2"><text:tab/><text:tab/><text:tab/><text:tab/>字段名称_</text:span><text:span text:style-name="T9">26</text:span><text:span text:style-name="T2">:公司借入</text:span><text:span text:style-name="T7">20日</text:span><text:span text:style-name="T2"><text:tab/> </text:span></text:p>
      <text:p text:style-name="P37"><text:span text:style-name="T2"><text:tab/><text:tab/><text:tab/><text:tab/>字段名称_</text:span><text:span text:style-name="T9">27</text:span><text:span text:style-name="T2">:公司借入</text:span><text:span text:style-name="T7">30日</text:span><text:span text:style-name="T2"><text:tab/> </text:span></text:p>
      <text:p text:style-name="P13"><text:tab/><text:tab/><text:tab/><text:tab/>（公司借入，可能有多条，例如：）</text:p>
      <text:p text:style-name="P37"><text:span text:style-name="T2"><text:tab/><text:tab/><text:tab/><text:tab/>字段名称_</text:span><text:span text:style-name="T9">28</text:span><text:span text:style-name="T2">:</text:span><text:span text:style-name="T8">股东借入</text:span><text:span text:style-name="T2">合计　</text:span></text:p>
      <text:p text:style-name="P37"><text:tab/><text:tab/><text:tab/><text:tab/>字段名称_<text:span text:style-name="T37">29</text:span>:<text:span text:style-name="T8">股东借入</text:span><text:span text:style-name="T36">10日</text:span><text:tab/></text:p>
      <text:p text:style-name="P37"><text:span text:style-name="T2"><text:tab/><text:tab/><text:tab/><text:tab/>字段名称_</text:span><text:span text:style-name="T9">30</text:span><text:span text:style-name="T2">:</text:span><text:span text:style-name="T8">股东借入</text:span><text:span text:style-name="T7">15日</text:span><text:span text:style-name="T2"><text:tab/> </text:span></text:p>
      <text:p text:style-name="P37"><text:span text:style-name="T2"><text:tab/><text:tab/><text:tab/><text:tab/>字段名称_</text:span><text:span text:style-name="T9">31</text:span><text:span text:style-name="T2">:</text:span><text:span text:style-name="T8">股东借入</text:span><text:span text:style-name="T7">20日</text:span><text:span text:style-name="T2"><text:tab/> </text:span></text:p>
      <text:p text:style-name="P37"><text:span text:style-name="T2"><text:tab/><text:tab/><text:tab/><text:tab/>字段名称_</text:span><text:span text:style-name="T9">32</text:span><text:span text:style-name="T2">:</text:span><text:span text:style-name="T8">股东借入</text:span><text:span text:style-name="T7">30日</text:span><text:span text:style-name="T2"><text:tab/> </text:span></text:p>
      <text:p text:style-name="P13"/>
      <text:p text:style-name="P37"><text:span text:style-name="T2"><text:tab/><text:tab/><text:tab/><text:tab/>字段名称_</text:span><text:span text:style-name="T9">33</text:span><text:span text:style-name="T2">:实收资本合计　</text:span></text:p>
      <text:p text:style-name="P37"><text:tab/><text:tab/><text:tab/><text:tab/>字段名称_<text:span text:style-name="T37">34</text:span>:<text:span text:style-name="T2">实收资本</text:span><text:span text:style-name="T36">10日</text:span><text:tab/></text:p>
      <text:p text:style-name="P37"><text:span text:style-name="T2"><text:tab/><text:tab/><text:tab/><text:tab/>字段名称_</text:span><text:span text:style-name="T9">35</text:span><text:span text:style-name="T2">:实收资本</text:span><text:span text:style-name="T7">15日</text:span></text:p>
      <text:p text:style-name="P37"><text:span text:style-name="T2"><text:tab/><text:tab/><text:tab/><text:tab/>字段名称_</text:span><text:span text:style-name="T9">36</text:span><text:span text:style-name="T2">:实收资本</text:span><text:span text:style-name="T7">20日</text:span><text:span text:style-name="T2"><text:tab/> </text:span></text:p>
      <text:p text:style-name="P37"><text:span text:style-name="T2"><text:tab/><text:tab/><text:tab/><text:tab/>字段名称_</text:span><text:span text:style-name="T9">37</text:span><text:span text:style-name="T2">:实收资本</text:span><text:span text:style-name="T7">30日</text:span><text:span text:style-name="T2"><text:tab/> </text:span></text:p>
      <text:p text:style-name="P13"><text:tab/><text:tab/><text:tab/><text:tab/>（实收资本，可能有多条，例如：）</text:p>
      <text:p text:style-name="P37"><text:span text:style-name="T2"><text:tab/><text:tab/><text:tab/><text:tab/>字段名称_</text:span><text:span text:style-name="T9">38</text:span><text:span text:style-name="T2">:实收资本明细合计　</text:span></text:p>
      <text:p text:style-name="P37"><text:tab/><text:tab/><text:tab/><text:tab/>字段名称_<text:span text:style-name="T37">39</text:span>:<text:span text:style-name="T2">实收资本明细</text:span><text:span text:style-name="T36">10日</text:span><text:tab/> </text:p>
      <text:p text:style-name="P37"><text:span text:style-name="T2"><text:tab/><text:tab/><text:tab/><text:tab/>字段名称_</text:span><text:span text:style-name="T9">40</text:span><text:span text:style-name="T2">:实收资本明细</text:span><text:span text:style-name="T8">入</text:span><text:span text:style-name="T7">15日</text:span><text:span text:style-name="T2"><text:tab/> </text:span></text:p>
      <text:p text:style-name="P37"><text:span text:style-name="T2"><text:tab/><text:tab/><text:tab/><text:tab/>字段名称_</text:span><text:span text:style-name="T7">4</text:span><text:span text:style-name="T9">1</text:span><text:span text:style-name="T2">:实收资本明细</text:span><text:span text:style-name="T7">20日</text:span><text:span text:style-name="T2"><text:tab/></text:span></text:p>
      <text:p text:style-name="P37"><text:span text:style-name="T2"><text:tab/><text:tab/><text:tab/><text:tab/>字段名称_</text:span><text:span text:style-name="T7">4</text:span><text:span text:style-name="T9">2</text:span><text:span text:style-name="T2">:实收资本明细</text:span><text:span text:style-name="T7">30日</text:span><text:span text:style-name="T2"><text:tab/> </text:span></text:p>
      <text:p text:style-name="P13"/>
      <text:p text:style-name="P37"><text:span text:style-name="T2"><text:tab/><text:tab/><text:tab/><text:tab/>字段名称_</text:span><text:span text:style-name="T9">4</text:span><text:span text:style-name="T7">3</text:span><text:span text:style-name="T2">:公司借出合计　</text:span></text:p>
      <text:p text:style-name="P37"><text:tab/><text:tab/><text:tab/><text:tab/>字段名称_<text:span text:style-name="T36">44</text:span>:<text:span text:style-name="T2">公司借出</text:span><text:span text:style-name="T36">10日</text:span><text:tab/> </text:p>
      <text:p text:style-name="P37"><text:span text:style-name="T2"><text:tab/><text:tab/><text:tab/><text:tab/>字段名称_</text:span><text:span text:style-name="T7">4</text:span><text:span text:style-name="T9">5</text:span><text:span text:style-name="T2">:公司借出</text:span><text:span text:style-name="T7">15日</text:span><text:span text:style-name="T2"><text:tab/> </text:span></text:p>
      <text:p text:style-name="P37"><text:span text:style-name="T2"><text:tab/><text:tab/><text:tab/><text:tab/>字段名称_</text:span><text:span text:style-name="T7">4</text:span><text:span text:style-name="T9">6</text:span><text:span text:style-name="T2">:公司借出</text:span><text:span text:style-name="T7">20日</text:span><text:span text:style-name="T2"><text:tab/> </text:span></text:p>
      <text:p text:style-name="P37"><text:span text:style-name="T2"><text:tab/><text:tab/><text:tab/><text:tab/>字段名称_</text:span><text:span text:style-name="T7">4</text:span><text:span text:style-name="T9">7</text:span><text:span text:style-name="T2">:公司借出</text:span><text:span text:style-name="T7">30日</text:span></text:p>
      <text:p text:style-name="P13"><text:tab/><text:tab/><text:tab/><text:tab/>（公司借出，可能有多条，例如：）</text:p>
      <text:p text:style-name="P37"><text:soft-page-break/><text:span text:style-name="T2"><text:tab/><text:tab/><text:tab/><text:tab/>字段名称_</text:span><text:span text:style-name="T9">48</text:span><text:span text:style-name="T2">:股东借出合计　</text:span></text:p>
      <text:p text:style-name="P37"><text:tab/><text:tab/><text:tab/><text:tab/>字段名称_<text:span text:style-name="T36">49</text:span>:<text:span text:style-name="T2">股东借出</text:span><text:span text:style-name="T36">10日</text:span><text:tab/></text:p>
      <text:p text:style-name="P37"><text:span text:style-name="T2"><text:tab/><text:tab/><text:tab/><text:tab/>字段名称_</text:span><text:span text:style-name="T9">50</text:span><text:span text:style-name="T2">:股东借出</text:span><text:span text:style-name="T7">15日</text:span><text:span text:style-name="T2"><text:tab/> </text:span></text:p>
      <text:p text:style-name="P37"><text:span text:style-name="T2"><text:tab/><text:tab/><text:tab/><text:tab/>字段名称_</text:span><text:span text:style-name="T9">51</text:span><text:span text:style-name="T2">:股东借出</text:span><text:span text:style-name="T7">20日</text:span><text:span text:style-name="T2"><text:tab/> </text:span></text:p>
      <text:p text:style-name="P37"><text:span text:style-name="T2"><text:tab/><text:tab/><text:tab/><text:tab/>字段名称_</text:span><text:span text:style-name="T9">52</text:span><text:span text:style-name="T2">:股东借出</text:span><text:span text:style-name="T7">30日</text:span><text:span text:style-name="T2"><text:tab/> </text:span></text:p>
      <text:p text:style-name="P13"/>
      <text:p text:style-name="P37"><text:span text:style-name="T2"><text:tab/><text:tab/><text:tab/></text:span><text:bookmark-end text:name="__DdeLink__2728_1271131015111"/><text:span text:style-name="T2"><text:tab/> 字段名称_</text:span><text:span text:style-name="T9">5</text:span><text:span text:style-name="T7">3</text:span><text:span text:style-name="T2">:主营业务收入合计　</text:span></text:p>
      <text:p text:style-name="P37"><text:tab/><text:tab/><text:tab/><text:tab/>字段名称_<text:span text:style-name="T37">54</text:span>:<text:span text:style-name="T2">主营业务收入</text:span><text:span text:style-name="T36">10日</text:span><text:tab/> </text:p>
      <text:p text:style-name="P37"><text:span text:style-name="T2"><text:tab/><text:tab/><text:tab/><text:tab/>字段名称_</text:span><text:span text:style-name="T9">55</text:span><text:span text:style-name="T2">:主营业务收入</text:span><text:span text:style-name="T7">15日</text:span><text:span text:style-name="T2"><text:tab/> </text:span></text:p>
      <text:p text:style-name="P37"><text:span text:style-name="T2"><text:tab/><text:tab/><text:tab/><text:tab/>字段名称_</text:span><text:span text:style-name="T9">56</text:span><text:span text:style-name="T2">:主营业务收入</text:span><text:span text:style-name="T7">20日</text:span><text:span text:style-name="T2"><text:tab/></text:span></text:p>
      <text:p text:style-name="P37"><text:span text:style-name="T2"><text:tab/><text:tab/><text:tab/><text:tab/>字段名称_</text:span><text:span text:style-name="T9">57</text:span><text:span text:style-name="T2">:主营业务收入</text:span><text:span text:style-name="T7">30日</text:span><text:span text:style-name="T2"><text:tab/> </text:span></text:p>
      <text:p text:style-name="P13"><text:tab/><text:tab/><text:tab/><text:tab/>（主营业务收入，可能有多条，例如：）</text:p>
      <text:p text:style-name="P37"><text:span text:style-name="T2"><text:tab/><text:tab/><text:tab/><text:tab/>字段名称_</text:span><text:span text:style-name="T9">58</text:span><text:span text:style-name="T2">:主营业务收入合计　</text:span></text:p>
      <text:p text:style-name="P37"><text:tab/><text:tab/><text:tab/><text:tab/>字段名称_<text:span text:style-name="T37">59</text:span>:<text:span text:style-name="T2">主营业务收入</text:span><text:span text:style-name="T36">10日</text:span><text:tab/></text:p>
      <text:p text:style-name="P37"><text:span text:style-name="T2"><text:tab/><text:tab/><text:tab/><text:tab/>字段名称_</text:span><text:span text:style-name="T9">60</text:span><text:span text:style-name="T2">:主营业务收入</text:span><text:span text:style-name="T7">15日</text:span><text:span text:style-name="T2"><text:tab/> </text:span></text:p>
      <text:p text:style-name="P37"><text:span text:style-name="T2"><text:tab/><text:tab/><text:tab/><text:tab/>字段名称_</text:span><text:span text:style-name="T9">61</text:span><text:span text:style-name="T2">:主营业务收入</text:span><text:span text:style-name="T7">20日</text:span><text:span text:style-name="T2"><text:tab/> </text:span></text:p>
      <text:p text:style-name="P37"><text:span text:style-name="T2"><text:tab/><text:tab/><text:tab/><text:tab/>字段名称_</text:span><text:span text:style-name="T9">62</text:span><text:span text:style-name="T2">:主营业务收入</text:span><text:span text:style-name="T7">30日</text:span><text:span text:style-name="T2"><text:tab/> </text:span></text:p>
      <text:p text:style-name="P13"/>
      <text:p text:style-name="P37"><text:span text:style-name="T2"><text:tab/><text:tab/><text:tab/><text:tab/>字段名称_</text:span><text:span text:style-name="T9">6</text:span><text:span text:style-name="T7">3</text:span><text:span text:style-name="T2">:预估应收账款合计　</text:span></text:p>
      <text:p text:style-name="P37"><text:tab/><text:tab/><text:tab/><text:tab/>字段名称_<text:span text:style-name="T37">64</text:span>:<text:span text:style-name="T2">预估应收账款</text:span><text:span text:style-name="T36">10日</text:span><text:tab/> </text:p>
      <text:p text:style-name="P37"><text:span text:style-name="T2"><text:tab/><text:tab/><text:tab/><text:tab/>字段名称_</text:span><text:span text:style-name="T9">65</text:span><text:span text:style-name="T2">:预估应收账款</text:span><text:span text:style-name="T7">15日</text:span><text:span text:style-name="T2"><text:tab/></text:span></text:p>
      <text:p text:style-name="P37"><text:span text:style-name="T2"><text:tab/><text:tab/><text:tab/><text:tab/>字段名称_</text:span><text:span text:style-name="T9">66</text:span><text:span text:style-name="T2">:预估应收账款</text:span><text:span text:style-name="T7">20日</text:span><text:span text:style-name="T2"><text:tab/></text:span></text:p>
      <text:p text:style-name="P37"><text:span text:style-name="T2"><text:tab/><text:tab/><text:tab/><text:tab/>字段名称_</text:span><text:span text:style-name="T9">67</text:span><text:span text:style-name="T2">:预估应收账款</text:span><text:span text:style-name="T7">30日</text:span><text:span text:style-name="T2"><text:tab/> </text:span></text:p>
      <text:p text:style-name="P13"/>
      <text:p text:style-name="P37"><text:span text:style-name="T2"><text:tab/><text:tab/><text:tab/><text:tab/>字段名称_</text:span><text:span text:style-name="T9">68</text:span><text:span text:style-name="T2">:实际资金缺口合计　</text:span></text:p>
      <text:p text:style-name="P37"><text:tab/><text:tab/><text:tab/><text:tab/>字段名称_<text:span text:style-name="T37">69</text:span>:<text:span text:style-name="T2">实际资金缺口</text:span><text:span text:style-name="T36">10日</text:span><text:tab/> </text:p>
      <text:p text:style-name="P37"><text:span text:style-name="T2"><text:tab/><text:tab/><text:tab/><text:tab/>字段名称_</text:span><text:span text:style-name="T9">70</text:span><text:span text:style-name="T2">:实际资金缺口</text:span><text:span text:style-name="T7">15日</text:span><text:span text:style-name="T2"><text:tab/></text:span></text:p>
      <text:p text:style-name="P37"><text:span text:style-name="T2"><text:tab/><text:tab/><text:tab/><text:tab/>字段名称_</text:span><text:span text:style-name="T9">71</text:span><text:span text:style-name="T2">:实际资金缺口</text:span><text:span text:style-name="T7">20日</text:span><text:span text:style-name="T2"><text:tab/></text:span></text:p>
      <text:p text:style-name="P37"><text:span text:style-name="T2"><text:tab/><text:tab/><text:tab/><text:tab/>字段名称_</text:span><text:span text:style-name="T9">72</text:span><text:span text:style-name="T2">:实际资金缺口</text:span><text:span text:style-name="T7">30日</text:span><text:span text:style-name="T2"><text:tab/> </text:span></text:p>
      <text:p text:style-name="P13"/>
      <text:p text:style-name="P37"><text:span text:style-name="T2"><text:tab/><text:tab/><text:tab/><text:tab/>字段名称_</text:span><text:span text:style-name="T9">7</text:span><text:span text:style-name="T7">3</text:span><text:span text:style-name="T2">:按时回款预估结余资金合计</text:span></text:p>
      <text:p text:style-name="P37"><text:tab/><text:tab/><text:tab/><text:tab/>字段名称_<text:span text:style-name="T37">74</text:span>:<text:span text:style-name="T2">按时回款预估结余资金</text:span><text:span text:style-name="T36">10日</text:span><text:tab/> </text:p>
      <text:p text:style-name="P37"><text:span text:style-name="T2"><text:tab/><text:tab/><text:tab/><text:tab/>字段名称_</text:span><text:span text:style-name="T9">75</text:span><text:span text:style-name="T2">:按时回款预估结余资金</text:span><text:span text:style-name="T7">15日</text:span><text:span text:style-name="T2"><text:tab/></text:span></text:p>
      <text:p text:style-name="P37"><text:span text:style-name="T2"><text:tab/><text:tab/><text:tab/><text:tab/>字段名称_</text:span><text:span text:style-name="T9">76</text:span><text:span text:style-name="T2">:按时回款预估结余资金</text:span><text:span text:style-name="T7">20日</text:span><text:span text:style-name="T2"><text:tab/> </text:span></text:p>
      <text:p text:style-name="P14"><text:tab/><text:tab/><text:tab/><text:tab/>字段名称_77:按时回款预估结余资金30日<text:tab/> </text:p>
      <text:p text:style-name="P6"><text:tab/><text:tab/><text:tab/></text:p>
      <text:p text:style-name="P6"><text:span text:style-name="T25"><text:tab/><text:tab/><text:tab/>功能名称_</text:span><text:span text:style-name="T29">7</text:span><text:span text:style-name="T25">:</text:span><text:span text:style-name="T28">年</text:span><text:span text:style-name="T25">汇总 功能类型:</text:span></text:p>
      <text:p text:style-name="P28"><text:tab/><text:tab/><text:tab/><text:tab/>隐藏id</text:p>
      <text:p text:style-name="P28"><text:tab/><text:tab/><text:tab/><text:tab/>字段名称_2:时间<text:tab/><text:tab/><text:tab/>标签类型:时间框 <text:s/><text:span text:style-name="T2"><text:s/>必填 <text:s text:c="2"/></text:span></text:p>
      <text:p text:style-name="P8"><text:tab/><text:tab/><text:tab/><text:tab/>汇总表头：</text:p>
      <text:p text:style-name="P13"><text:tab/><text:tab/><text:tab/></text:p>
      <text:p text:style-name="P37"><text:span text:style-name="T2"><text:tab/><text:tab/><text:tab/><text:tab/></text:span><text:bookmark-start text:name="__DdeLink__2728_12711310151111"/><text:bookmark-start text:name="__DdeLink__3777_368953721111"/><text:bookmark-start text:name="__DdeLink__3773_368953721111"/><text:span text:style-name="T2">字段名称_1:</text:span><text:span text:style-name="T7">日期</text:span><text:bookmark-end text:name="__DdeLink__3777_368953721111"/><text:bookmark-end text:name="__DdeLink__3773_368953721111"/></text:p>
      <text:p text:style-name="P38"><text:span text:style-name="T2"><text:tab/><text:tab/><text:tab/><text:tab/></text:span><text:bookmark-start text:name="__DdeLink__1296_1098655211111"/><text:span text:style-name="T2">字段名称_</text:span><text:bookmark-end text:name="__DdeLink__1296_1098655211111"/><text:span text:style-name="T7">２</text:span><text:span text:style-name="T2">:主营业务收入</text:span></text:p>
      <text:p text:style-name="P38"><text:span text:style-name="T2"><text:tab/><text:tab/><text:tab/>（年合计，１月，２月，３月，４月，５月，６月，７月，８月，９月，</text:span><text:span text:style-name="T11">10月，11月，12月）</text:span></text:p>
      <text:p text:style-name="P13"/>
      <text:p text:style-name="P37"><text:span text:style-name="T2"><text:tab/><text:tab/><text:tab/><text:tab/>字段名称_</text:span><text:span text:style-name="T9">３</text:span><text:span text:style-name="T2">:</text:span><text:span text:style-name="T8">劳务成本</text:span><text:span text:style-name="T2">合计　</text:span></text:p>
      <text:p text:style-name="P38"><text:tab/><text:tab/><text:tab/><text:bookmark-start text:name="__DdeLink__5169_165986005"/><text:span text:style-name="T2">（年合计，１月，２月，３月，４月，５月，６月，７月，８月，９月，</text:span><text:span text:style-name="T11">10月，11月，12月）</text:span><text:bookmark-end text:name="__DdeLink__5169_165986005"/></text:p>
      <text:p text:style-name="P15"/>
      <text:p text:style-name="P37"><text:tab/><text:tab/><text:tab/><text:tab/><text:span text:style-name="T2">字段名称_</text:span><text:span text:style-name="T9">４</text:span><text:span text:style-name="T2">:应交税金合计　</text:span></text:p>
      <text:p text:style-name="P38"><text:tab/><text:tab/><text:tab/><text:bookmark-start text:name="__DdeLink__5171_165986005"/><text:span text:style-name="T2">（年合计，１月，２月，３月，４月，５月，６月，７月，８月，９月，</text:span><text:span text:style-name="T11">10月，11月，12月）</text:span><text:bookmark-end text:name="__DdeLink__5171_165986005"/></text:p>
      <text:p text:style-name="P38"><text:tab/></text:p>
      <text:p text:style-name="P37"><text:span text:style-name="T2"><text:tab/><text:tab/><text:tab/><text:tab/>字段名称_</text:span><text:span text:style-name="T7">５</text:span><text:span text:style-name="T2">:公司借入合计　</text:span></text:p>
      <text:p text:style-name="P39"><text:tab/><text:tab/><text:tab/><text:span text:style-name="T2">（年合计，１月，２月，３月，４月，５月，６月，７月，８月，９月，</text:span><text:span text:style-name="T11">10月，11月，12月）</text:span></text:p>
      <text:p text:style-name="P13"/>
      <text:p text:style-name="P37"><text:span text:style-name="T2"><text:tab/><text:tab/><text:tab/><text:tab/>字段名称_</text:span><text:span text:style-name="T9">６</text:span><text:span text:style-name="T2">:实收资本合计　</text:span></text:p>
      <text:p text:style-name="P39"><text:tab/><text:tab/><text:tab/><text:span text:style-name="T2">（年合计，１月，２月，３月，４月，５月，６月，７月，８月，９月，</text:span><text:span text:style-name="T11">10月，11月，12月）</text:span></text:p>
      <text:p text:style-name="P13"/>
      <text:p text:style-name="P37"><text:span text:style-name="T2"><text:tab/><text:tab/><text:tab/><text:tab/>字段名称_</text:span><text:span text:style-name="T7">７</text:span><text:span text:style-name="T2">:公司借出合计　</text:span></text:p>
      <text:p text:style-name="P39"><text:soft-page-break/><text:tab/><text:tab/><text:tab/><text:span text:style-name="T2">（年合计，１月，２月，３月，４月，５月，６月，７月，８月，９月，</text:span><text:span text:style-name="T11">10月，11月，12月）</text:span></text:p>
      <text:p text:style-name="P13"/>
      <text:p text:style-name="P37"><text:span text:style-name="T2"><text:tab/><text:tab/><text:tab/></text:span><text:bookmark-end text:name="__DdeLink__2728_12711310151111"/><text:span text:style-name="T2"><text:tab/>字段名称_</text:span><text:span text:style-name="T7">８</text:span><text:span text:style-name="T2">:主营业务收入合计　</text:span></text:p>
      <text:p text:style-name="P39"><text:tab/><text:tab/><text:tab/><text:span text:style-name="T2">（年合计，１月，２月，３月，４月，５月，６月，７月，８月，９月，</text:span><text:span text:style-name="T11">10月，11月，12月）</text:span></text:p>
      <text:p text:style-name="P13"/>
      <text:p text:style-name="P37"><text:span text:style-name="T2"><text:tab/><text:tab/><text:tab/><text:tab/>字段名称_</text:span><text:span text:style-name="T9">９</text:span><text:span text:style-name="T2">:实际资金缺口合计　</text:span></text:p>
      <text:p text:style-name="P39"><text:tab/><text:tab/><text:tab/><text:span text:style-name="T2">（年合计，１月，２月，３月，４月，５月，６月，７月，８月，９月，</text:span><text:span text:style-name="T11">10月，11月，12月）</text:span></text:p>
      <text:p text:style-name="P13"/>
      <text:p text:style-name="P37"><text:span text:style-name="T2"><text:tab/><text:tab/><text:tab/><text:tab/>字段名称_</text:span><text:span text:style-name="T12">10</text:span><text:span text:style-name="T2">:按时回款预估结余资金合计</text:span></text:p>
      <text:p text:style-name="P39"><text:tab/><text:tab/><text:tab/><text:span text:style-name="T2">（年合计，１月，２月，３月，４月，５月，６月，７月，８月，９月，</text:span><text:span text:style-name="T11">10月，11月，12月）</text:span></text:p>
      <text:p text:style-name="P9"><text:tab/><text:tab/><text:span text:style-name="T25">功能名字_</text:span><text:span text:style-name="T32">8</text:span><text:span text:style-name="T25">:</text:span><text:bookmark-start text:name="__DdeLink__5223_165986005"/><text:span text:style-name="T32">搜索</text:span><text:bookmark-end text:name="__DdeLink__5223_165986005"/><text:span text:style-name="T25"> 功能类型: <text:s/></text:span><text:span text:style-name="T32">搜索</text:span></text:p>
      <text:p text:style-name="P43"><text:span text:style-name="T25"><text:tab/><text:tab/><text:tab/><text:tab/></text:span>有一个隐藏id</text:p>
      <text:p text:style-name="P43"><text:tab/><text:tab/><text:tab/><text:tab/>字段名称_<text:span text:style-name="T39">1</text:span>:时间 <text:span text:style-name="T2">标签类型:</text:span><text:span text:style-name="T14">时间框</text:span><text:span text:style-name="T2"> <text:s/>非必填 <text:s/>不可编辑</text:span></text:p>
      <text:p text:style-name="P43"><text:tab/><text:tab/><text:tab/><text:tab/><text:bookmark-start text:name="__DdeLink__19628_14413823392111"/>字段名称_<text:span text:style-name="T39">2</text:span>:<text:bookmark-end text:name="__DdeLink__19628_14413823392111"/>部门　<text:span text:style-name="T2">标签类型:</text:span><text:bookmark-start text:name="__DdeLink__5203_1659860051"/><text:span text:style-name="T13">下拉</text:span><text:bookmark-end text:name="__DdeLink__5203_1659860051"/><text:span text:style-name="T13">框</text:span><text:span text:style-name="T2"> <text:s text:c="2"/>非必填　可编辑</text:span></text:p>
      <text:p text:style-name="P7"><text:tab/><text:tab/><text:tab/><text:tab/><text:bookmark-end text:name="__DdeLink__18171_1271131015"/></text:p>
      <text:p text:style-name="P22"><text:tab/><text:tab/><text:tab/><text:tab/> <text:bookmark-end text:name="__DdeLink__2774_1271131015"/></text:p>
      <text:p text:style-name="P21"><text:tab/><text:tab/><text:tab/></text:p>
      <text:p text:style-name="P29"><text:tab/>导航下拉名_<text:span text:style-name="T34">2</text:span>:设置明细</text:p>
      <text:p text:style-name="P3"><text:span text:style-name="T1"><text:tab/><text:tab/></text:span><text:span text:style-name="T23">导航名_</text:span><text:span text:style-name="T24">1</text:span><text:span text:style-name="T23">:设置分类明细</text:span></text:p>
      <text:p text:style-name="P40"><text:tab/><text:tab/><text:tab/><text:span text:style-name="T25">功能名字_1:</text:span><text:bookmark-start text:name="__DdeLink__5174_165986005"/><text:span text:style-name="T25">设置</text:span><text:bookmark-end text:name="__DdeLink__5174_165986005"/><text:span text:style-name="T25"> <text:s/>功能类型: 设置</text:span></text:p>
      <text:p text:style-name="P41"><text:span text:style-name="T25"><text:tab/><text:tab/><text:tab/><text:tab/></text:span>有一个隐藏id</text:p>
      <text:p text:style-name="P50"><text:tab/><text:tab/><text:tab/><text:tab/>字段名称_<text:span text:style-name="T39">1</text:span>:<text:bookmark-start text:name="__DdeLink__19590_144138233921"/>父<text:bookmark-end text:name="__DdeLink__19590_144138233921"/>节点 <text:span text:style-name="T2">标签类型:下拉框 <text:s text:c="2"/>必填 <text:s/>不可编辑</text:span></text:p>
      <text:p text:style-name="P50"><text:span text:style-name="T2"><text:tab/><text:tab/><text:tab/><text:tab/>固定下拉值（</text:span><text:span text:style-name="T16">劳务成本,公司借入,实收资本,公司借出,主营业务</text:span><text:span text:style-name="T17">收入</text:span><text:span text:style-name="T2">）</text:span></text:p>
      <text:p text:style-name="P42"><text:tab/><text:tab/><text:tab/><text:tab/><text:bookmark-start text:name="__DdeLink__19628_1441382339211"/>字段名称_<text:span text:style-name="T39">2</text:span>:<text:bookmark-end text:name="__DdeLink__19628_1441382339211"/>分类名　<text:span text:style-name="T2">标签类型:</text:span><text:bookmark-start text:name="__DdeLink__5203_165986005"/><text:span text:style-name="T13">文本框</text:span><text:bookmark-end text:name="__DdeLink__5203_165986005"/><text:span text:style-name="T2"> <text:s text:c="2"/>必填 </text:span></text:p>
      <text:p text:style-name="P42"><text:tab/><text:tab/><text:tab/><text:tab/><text:bookmark-start text:name="__DdeLink__19628_144138233921"/>字段名称_<text:span text:style-name="T39">3</text:span>:<text:bookmark-end text:name="__DdeLink__19628_144138233921"/>描述 <text:span text:style-name="T2">标签类型: </text:span><text:span text:style-name="T13">文本框</text:span><text:span text:style-name="T2"> <text:s text:c="2"/>非必填 </text:span></text:p>
      <text:p text:style-name="P52"><text:span text:style-name="T2"><text:tab/><text:tab/><text:tab/></text:span><text:span text:style-name="T20">功能名字_</text:span><text:span text:style-name="T21">2</text:span><text:span text:style-name="T20">:</text:span><text:bookmark-start text:name="__DdeLink__5174_1659860051"/><text:bookmark-start text:name="__DdeLink__4335_521875761"/><text:span text:style-name="T21">编辑</text:span><text:bookmark-end text:name="__DdeLink__5174_1659860051"/><text:bookmark-end text:name="__DdeLink__4335_521875761"/><text:span text:style-name="T20"> <text:s/>功能类型: <text:s/></text:span><text:span text:style-name="T21">编辑</text:span></text:p>
      <text:p text:style-name="P52"><text:span text:style-name="T25"><text:tab/><text:tab/><text:tab/><text:tab/></text:span>有一个隐藏id</text:p>
      <text:p text:style-name="P52"><text:tab/><text:tab/><text:tab/><text:tab/>字段名称_<text:span text:style-name="T39">1</text:span>:<text:bookmark-start text:name="__DdeLink__19590_1441382339211"/>父<text:bookmark-end text:name="__DdeLink__19590_1441382339211"/>节点 <text:span text:style-name="T2">标签类型:下拉框 <text:s text:c="2"/>必填 <text:s/>不可编辑</text:span></text:p>
      <text:p text:style-name="P52"><text:span text:style-name="T2"><text:tab/><text:tab/><text:tab/><text:tab/>固定下拉值（</text:span><text:span text:style-name="T16">劳务成本,公司借入,实收资本,公司借出,主营业务</text:span><text:span text:style-name="T17">收入</text:span><text:span text:style-name="T2">）</text:span></text:p>
      <text:p text:style-name="P52"><text:tab/><text:tab/><text:tab/><text:tab/><text:bookmark-start text:name="__DdeLink__19628_14413823392112"/>字段名称_<text:span text:style-name="T39">2</text:span>:<text:bookmark-end text:name="__DdeLink__19628_14413823392112"/>分类名　<text:span text:style-name="T2">标签类型:</text:span><text:bookmark-start text:name="__DdeLink__5203_1659860052"/><text:span text:style-name="T13">文本框</text:span><text:bookmark-end text:name="__DdeLink__5203_1659860052"/><text:span text:style-name="T2"> <text:s text:c="2"/>必填 </text:span></text:p>
      <text:p text:style-name="P52"><text:span text:style-name="T2"><text:tab/><text:tab/><text:tab/><text:tab/></text:span><text:bookmark-start text:name="__DdeLink__19628_1441382339212"/><text:span text:style-name="T2">字段名称_</text:span><text:span text:style-name="T18">3</text:span><text:span text:style-name="T2">:</text:span><text:bookmark-end text:name="__DdeLink__19628_1441382339212"/><text:span text:style-name="T2">描述 标签类型: </text:span><text:span text:style-name="T13">文本框</text:span><text:span text:style-name="T2"> <text:s text:c="2"/>非必填 </text:span></text:p>
      <text:p text:style-name="P42"><text:tab/><text:tab/><text:tab/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7-13T10:49:29.685997509</dc:date>
    <meta:editing-duration>P14DT2H18M33S</meta:editing-duration>
    <meta:editing-cycles>994</meta:editing-cycles>
    <meta:generator>LibreOffice/5.1.3.2$Linux_X86_64 LibreOffice_project/10$Build-2</meta:generator>
    <meta:document-statistic meta:table-count="0" meta:image-count="0" meta:object-count="0" meta:page-count="9" meta:paragraph-count="452" meta:word-count="8046" meta:character-count="12723" meta:non-whitespace-character-count="9415"/>
  </office:meta>
</office:document-meta>
</file>